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in" fo:margin-right="-0.1874in" fo:text-indent="0in" style:auto-text-indent="false"/>
    </style:style>
    <style:style style:name="P3" style:family="paragraph" style:parent-style-name="Standard">
      <style:paragraph-properties fo:margin-left="0in" fo:margin-right="0in" fo:text-indent="0.5in" style:auto-text-indent="false"/>
    </style:style>
    <style:style style:name="P4" style:family="paragraph" style:parent-style-name="Standard">
      <style:paragraph-properties fo:margin-left="0.5in" fo:margin-right="0in" fo:text-indent="0.5in" style:auto-text-indent="false"/>
    </style:style>
    <style:style style:name="P5" style:family="paragraph" style:parent-style-name="Standard">
      <style:paragraph-properties fo:margin-left="1in" fo:margin-right="0in" fo:text-indent="0.5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fo:font-size="10pt" style:font-size-asian="10pt" style:font-size-complex="10pt"/>
    </style:style>
    <style:style style:name="Sect1" style:family="section">
      <style:section-properties text:dont-balance-text-columns="true" style:editable="false">
        <style:columns fo:column-count="2">
          <style:column style:rel-width="32768*" fo:start-indent="0in" fo:end-indent="0.25in"/>
          <style:column style:rel-width="32767*" fo:start-indent="0.25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7"><text:span text:style-name="T1">// PADDED SEGMENT TREE, WITH LAZY PROPAGATION</text:span></text:p>
        <text:p text:style-name="Standard"><text:span text:style-name="T1">template&lt;typename T&gt;</text:span></text:p>
        <text:p text:style-name="Standard"><text:span text:style-name="T1">struct segment_tree {</text:span></text:p>
        <text:p text:style-name="Standard"><text:span text:style-name="T1">//INGAT: kalau pake 1-based index, buat array source nya 1-based index, bukan segment tree nya.</text:span></text:p>
        <text:p text:style-name="Standard"><text:span text:style-name="T1"><text:s text:c="2"/>vector&lt;T&gt; tree, lz;</text:span></text:p>
        <text:p text:style-name="Standard"><text:span text:style-name="T1"><text:s text:c="2"/>int sz = 1;</text:span></text:p>
        <text:p text:style-name="Standard"><text:span text:style-name="T1"><text:s text:c="2"/>bool lazy_propagation = false;</text:span></text:p>
        <text:p text:style-name="Standard"><text:span text:style-name="T1"><text:s text:c="2"/>segment_tree(vector&lt;T&gt;&amp;ar, bool lp = false){</text:span></text:p>
        <text:p text:style-name="Standard"><text:span text:style-name="T1"><text:tab/>lazy_propagation = lp;</text:span></text:p>
        <text:p text:style-name="P1"/>
        <text:p text:style-name="Standard"><text:span text:style-name="T1"><text:tab/>int n = ar.size();</text:span></text:p>
        <text:p text:style-name="Standard"><text:span text:style-name="T1"><text:tab/>while(sz &lt; n) sz *= 2;</text:span></text:p>
        <text:p text:style-name="Standard"><text:span text:style-name="T1"><text:tab/>tree.resize(2 * sz);</text:span></text:p>
        <text:p text:style-name="Standard"><text:span text:style-name="T1"><text:tab/>if(lazy_propagation){</text:span></text:p>
        <text:p text:style-name="Standard"><text:span text:style-name="T1"><text:s text:c="2"/><text:tab/>lz.resize(2 * sz);</text:span></text:p>
        <text:p text:style-name="Standard"><text:span text:style-name="T1"><text:tab/>}</text:span></text:p>
        <text:p text:style-name="Standard"><text:span text:style-name="T1"><text:tab/>build(ar);</text:span></text:p>
        <text:p text:style-name="Standard"><text:span text:style-name="T1"><text:s text:c="2"/>}</text:span></text:p>
        <text:p text:style-name="Standard"><text:span text:style-name="T1"><text:s text:c="2"/>// TO-DO: fill this build function</text:span></text:p>
        <text:p text:style-name="Standard"><text:span text:style-name="T1"><text:s text:c="2"/>void build(vector&lt;T&gt;&amp;ar){</text:span></text:p>
        <text:p text:style-name="Standard"><text:soft-page-break/><text:span text:style-name="T1"><text:tab/>int n = ar.size();</text:span></text:p>
        <text:p text:style-name="P2"><text:span text:style-name="T1"><text:tab/>// isi leaf nya</text:span></text:p>
        <text:p text:style-name="Standard"><text:span text:style-name="T1"><text:tab/>for(int i = 0; i &lt; n; i++) tree[sz + i] = ar[i];</text:span></text:p>
        <text:p text:style-name="Standard"><text:span text:style-name="T1"><text:tab/>// isi internal nodes</text:span></text:p>
        <text:p text:style-name="Standard"><text:span text:style-name="T1"><text:tab/>for(int i = sz - 1; i &gt;= 1; i--) tree[i] = merge(tree[2 * i], tree[2 * i + 1]);</text:span></text:p>
        <text:p text:style-name="Standard"><text:span text:style-name="T1"><text:s text:c="2"/>}</text:span></text:p>
        <text:p text:style-name="Standard"><text:span text:style-name="T1"><text:s text:c="2"/>// TO-DO: merge behaviour between two nodes</text:span></text:p>
        <text:p text:style-name="Standard"><text:span text:style-name="T1"><text:s text:c="2"/>T merge(T a, T b){</text:span></text:p>
        <text:p text:style-name="Standard"><text:span text:style-name="T1"><text:tab/>return a, b;</text:span></text:p>
        <text:p text:style-name="Standard"><text:span text:style-name="T1"><text:s text:c="2"/>}</text:span></text:p>
        <text:p text:style-name="Standard"><text:span text:style-name="T1"><text:s text:c="2"/>// TO-DO: change the default return value of out of range</text:span></text:p>
        <text:p text:style-name="Standard"><text:span text:style-name="T1"><text:s text:c="2"/>T range_query(int ql, int qr, int t, int tl, int tr){</text:span></text:p>
        <text:p text:style-name="Standard"><text:span text:style-name="T1"><text:tab/>if(lazy_propagation &amp;&amp; lz[t]){ // check kalau ada update di lz</text:span></text:p>
        <text:p text:style-name="Standard"><text:span text:style-name="T1"><text:s text:c="2"/><text:tab/>tree[t] += lz[t];</text:span></text:p>
        <text:p text:style-name="Standard"><text:span text:style-name="T1"><text:s text:c="2"/><text:tab/>if(tl != tr){</text:span></text:p>
        <text:p text:style-name="Standard"><text:span text:style-name="T1"><text:s text:c="4"/><text:tab/>lz[2 * t] += lz[t] / 2;</text:span></text:p>
        <text:p text:style-name="Standard"><text:span text:style-name="T1"><text:s text:c="4"/><text:tab/>lz[2 * t + 1] += lz[t] / 2;</text:span></text:p>
        <text:p text:style-name="Standard"><text:span text:style-name="T1"><text:s text:c="2"/><text:tab/>}</text:span></text:p>
        <text:p text:style-name="Standard"><text:span text:style-name="T1"><text:s text:c="2"/><text:tab/>lz[t] = 0;</text:span></text:p>
        <text:p text:style-name="Standard"><text:span text:style-name="T1"><text:tab/>}</text:span></text:p>
        <text:p text:style-name="P1"/>
        <text:p text:style-name="Standard"><text:soft-page-break/><text:span text:style-name="T1"><text:tab/>if(ql &lt;= tl &amp;&amp; tr &lt;= qr) return tree[t];</text:span></text:p>
        <text:p text:style-name="Standard"><text:span text:style-name="T1"><text:tab/>if(tl &gt; qr || ql &gt; tr) return 0;// default outside value</text:span></text:p>
        <text:p text:style-name="Standard"><text:span text:style-name="T1"><text:tab/>int mid = (tl + tr) / 2;</text:span></text:p>
        <text:p text:style-name="Standard"><text:span text:style-name="T1"><text:tab/>return merge(range_query(ql, qr, 2 * t, tl, mid) , range_query(ql, qr, 2 * t + 1, mid + 1, tr));</text:span></text:p>
        <text:p text:style-name="Standard"><text:span text:style-name="T1"><text:s text:c="2"/>}</text:span></text:p>
        <text:p text:style-name="Standard"><text:span text:style-name="T1"><text:s text:c="2"/>T range_query(int ql, int qr){</text:span></text:p>
        <text:p text:style-name="Standard"><text:span text:style-name="T1"><text:tab/>return range_query(ql, qr, 1, 0, sz - 1);</text:span></text:p>
        <text:p text:style-name="Standard"><text:span text:style-name="T1"><text:s text:c="2"/>}</text:span></text:p>
        <text:p text:style-name="Standard"><text:span text:style-name="T1"><text:s text:c="2"/>// TO-DO: updatenya increase apa change?</text:span></text:p>
        <text:p text:style-name="Standard"><text:span text:style-name="T1"><text:s text:c="2"/>void point_update(int idx, T new_val){</text:span></text:p>
        <text:p text:style-name="Standard"><text:span text:style-name="T1"><text:tab/>idx += sz;</text:span></text:p>
        <text:p text:style-name="Standard"><text:span text:style-name="T1"><text:tab/>tree[idx] = new_val;</text:span></text:p>
        <text:p text:style-name="Standard"><text:span text:style-name="T1"><text:tab/>for(idx /= 2; idx &gt;= 1; idx /= 2){</text:span></text:p>
        <text:p text:style-name="Standard"><text:span text:style-name="T1"><text:s text:c="2"/><text:tab/>tree[idx] = merge(tree[2 * idx], tree[2 * idx + 1]);</text:span></text:p>
        <text:p text:style-name="Standard"><text:span text:style-name="T1"><text:tab/>}</text:span></text:p>
        <text:p text:style-name="Standard"><text:span text:style-name="T1"><text:s text:c="2"/>}</text:span></text:p>
        <text:p text:style-name="Standard"><text:span text:style-name="T1"><text:s text:c="2"/>// TO-DO: LAZY PROPAGATION, increase range atau update range?</text:span></text:p>
        <text:p text:style-name="Standard"><text:span text:style-name="T1"><text:s text:c="2"/>void range_update(int ql, int qr, int val, int t, int tl, int tr){</text:span></text:p>
        <text:p text:style-name="Standard"><text:span text:style-name="T1"><text:tab/>if(lz[t]){ // check kalau ada update</text:span></text:p>
        <text:p text:style-name="Standard"><text:span text:style-name="T1"><text:s text:c="2"/><text:tab/>tree[t] += lz[t];</text:span></text:p>
        <text:p text:style-name="Standard"><text:span text:style-name="T1"><text:s text:c="2"/><text:tab/>if(tl != tr){</text:span></text:p>
        <text:p text:style-name="Standard"><text:soft-page-break/><text:span text:style-name="T1"><text:s text:c="4"/><text:tab/>lz[2 * t] += lz[t] / 2;</text:span></text:p>
        <text:p text:style-name="Standard"><text:span text:style-name="T1"><text:s text:c="4"/><text:tab/>lz[2 * t + 1] += lz[t] / 2;</text:span></text:p>
        <text:p text:style-name="Standard"><text:span text:style-name="T1"><text:s text:c="2"/><text:tab/>}</text:span></text:p>
        <text:p text:style-name="Standard"><text:span text:style-name="T1"><text:s text:c="2"/><text:tab/>lz[t] = 0;</text:span></text:p>
        <text:p text:style-name="Standard"><text:span text:style-name="T1"><text:tab/>}</text:span></text:p>
        <text:p text:style-name="P1"/>
        <text:p text:style-name="Standard"><text:span text:style-name="T1"><text:tab/>if(ql &lt;= tl &amp;&amp; tr &lt;= qr){</text:span></text:p>
        <text:p text:style-name="Standard"><text:span text:style-name="T1"><text:s text:c="2"/><text:tab/>tree[t] += val * (tr - tl + 1); // increase range</text:span></text:p>
        <text:p text:style-name="Standard"><text:span text:style-name="T1"><text:s text:c="2"/><text:tab/>if(tl != tr){</text:span></text:p>
        <text:p text:style-name="Standard"><text:span text:style-name="T1"><text:s text:c="4"/><text:tab/>lz[2 * t] += val * (tr - tl + 1) / 2;</text:span></text:p>
        <text:p text:style-name="Standard"><text:span text:style-name="T1"><text:s text:c="4"/><text:tab/>lz[2 * t + 1] += val * (tr - tl + 1) / 2;</text:span></text:p>
        <text:p text:style-name="Standard"><text:span text:style-name="T1"><text:s text:c="2"/><text:tab/>}</text:span></text:p>
        <text:p text:style-name="Standard"><text:span text:style-name="T1"><text:s text:c="2"/><text:tab/>return ;</text:span></text:p>
        <text:p text:style-name="Standard"><text:span text:style-name="T1"><text:tab/>}</text:span></text:p>
        <text:p text:style-name="Standard"><text:span text:style-name="T1"><text:tab/>if(qr &lt; tl || ql &gt; tr) return ;</text:span></text:p>
        <text:p text:style-name="P1"/>
        <text:p text:style-name="Standard"><text:span text:style-name="T1"><text:tab/>int mid = (tl + tr) / 2;</text:span></text:p>
        <text:p text:style-name="Standard"><text:span text:style-name="T1"><text:tab/>range_update(ql, qr, val, 2 * t, tl, mid);</text:span></text:p>
        <text:p text:style-name="Standard"><text:span text:style-name="T1"><text:tab/>range_update(ql, qr, val, 2 * t + 1, mid + 1, tr);</text:span></text:p>
        <text:p text:style-name="Standard"><text:span text:style-name="T1"><text:tab/>tree[t] = merge(tree[2 * t] , tree[2 * t + 1]);</text:span></text:p>
        <text:p text:style-name="Standard"><text:span text:style-name="T1"><text:s text:c="2"/>}</text:span></text:p>
        <text:p text:style-name="Standard"><text:soft-page-break/><text:span text:style-name="T1"><text:s text:c="2"/>// implement lazy_propagation</text:span></text:p>
        <text:p text:style-name="Standard"><text:span text:style-name="T1"><text:s text:c="2"/>void range_update(int ql, int qr, int val){</text:span></text:p>
        <text:p text:style-name="Standard"><text:span text:style-name="T1"><text:tab/>if(!lazy_propagation){</text:span></text:p>
        <text:p text:style-name="Standard"><text:span text:style-name="T1"><text:s text:c="2"/><text:tab/>cout &lt;&lt; "ERROR: MUST IMPLEMENT LAZY PROPAGATION\n"; return ;</text:span></text:p>
        <text:p text:style-name="Standard"><text:span text:style-name="T1"><text:tab/>}</text:span></text:p>
        <text:p text:style-name="Standard"><text:span text:style-name="T1"><text:tab/>range_update(ql, qr, val, 1, 0, sz - 1);</text:span></text:p>
        <text:p text:style-name="Standard"><text:span text:style-name="T1"><text:s text:c="2"/>}</text:span></text:p>
        <text:p text:style-name="Standard"><text:span text:style-name="T1"><text:s text:c="2"/>void _print(){</text:span></text:p>
        <text:p text:style-name="Standard"><text:span text:style-name="T1"><text:tab/>for(int i = 1; i &lt; 2 * sz; i++){</text:span></text:p>
        <text:p text:style-name="Standard"><text:span text:style-name="T1"><text:s text:c="2"/><text:tab/>cout &lt;&lt; i &lt;&lt; ": " &lt;&lt; tree[i] &lt;&lt; '\n';</text:span></text:p>
        <text:p text:style-name="Standard"><text:span text:style-name="T1"><text:tab/>}</text:span></text:p>
        <text:p text:style-name="Standard"><text:span text:style-name="T1"><text:s text:c="2"/>}</text:span></text:p>
        <text:p text:style-name="Standard"><text:span text:style-name="T1">};</text:span></text:p>
        <text:p text:style-name="P1"/>
        <text:p text:style-name="P1"/>
        <text:p text:style-name="P1"/>
        <text:p text:style-name="P1"/>
        <text:p text:style-name="P1"/>
        <text:p text:style-name="P1"/>
        <text:p text:style-name="Standard"><text:span text:style-name="T1">// DSU</text:span></text:p>
        <text:p text:style-name="Standard"><text:span text:style-name="T1">struct DSU{</text:span></text:p>
        <text:p text:style-name="Standard"><text:soft-page-break/><text:span text:style-name="T1"><text:s text:c="2"/>int n;</text:span></text:p>
        <text:p text:style-name="Standard"><text:span text:style-name="T1"><text:s text:c="2"/>vector&lt;int&gt; par, sz;</text:span></text:p>
        <text:p text:style-name="Standard"><text:span text:style-name="T1"><text:s text:c="2"/>int mx_size = 1, comp;</text:span></text:p>
        <text:p text:style-name="P1"/>
        <text:p text:style-name="Standard"><text:span text:style-name="T1"><text:s text:c="2"/>DSU(int _n){</text:span></text:p>
        <text:p text:style-name="Standard"><text:span text:style-name="T1"><text:tab/>n = _n;</text:span></text:p>
        <text:p text:style-name="Standard"><text:span text:style-name="T1"><text:tab/>par.resize(n + 1);</text:span></text:p>
        <text:p text:style-name="Standard"><text:span text:style-name="T1"><text:tab/>sz.resize(n + 1);</text:span></text:p>
        <text:p text:style-name="Standard"><text:span text:style-name="T1"><text:tab/>comp = _n;</text:span></text:p>
        <text:p text:style-name="Standard"><text:span text:style-name="T1"><text:tab/>for(int i = 0; i &lt;= n; i++){</text:span></text:p>
        <text:p text:style-name="Standard"><text:span text:style-name="T1"><text:s text:c="2"/><text:tab/>par[i]=i;</text:span></text:p>
        <text:p text:style-name="Standard"><text:span text:style-name="T1"><text:s text:c="2"/><text:tab/>sz[i] = 1;</text:span></text:p>
        <text:p text:style-name="Standard"><text:span text:style-name="T1"><text:tab/>}</text:span></text:p>
        <text:p text:style-name="Standard"><text:span text:style-name="T1"><text:s text:c="2"/>}</text:span></text:p>
        <text:p text:style-name="Standard"><text:span text:style-name="T1"><text:s text:c="2"/>int findRep(int a){</text:span></text:p>
        <text:p text:style-name="Standard"><text:span text:style-name="T1"><text:tab/>if(a == par[a]) return a;</text:span></text:p>
        <text:p text:style-name="Standard"><text:span text:style-name="T1"><text:tab/>sz[par[a]]=sz[findRep(par[a])];</text:span></text:p>
        <text:p text:style-name="Standard"><text:span text:style-name="T1"><text:tab/>return par[a] = findRep(par[a]);</text:span></text:p>
        <text:p text:style-name="Standard"><text:span text:style-name="T1"><text:s text:c="2"/>}</text:span></text:p>
        <text:p text:style-name="Standard"><text:span text:style-name="T1"><text:s text:c="2"/>bool same(int a, int b){</text:span></text:p>
        <text:p text:style-name="Standard"><text:span text:style-name="T1"><text:tab/>return findRep(a) == findRep(b);</text:span></text:p>
        <text:p text:style-name="Standard"><text:soft-page-break/><text:span text:style-name="T1"><text:s text:c="2"/>}</text:span></text:p>
        <text:p text:style-name="Standard"><text:span text:style-name="T1"><text:s text:c="2"/>void join(int a, int b){</text:span></text:p>
        <text:p text:style-name="Standard"><text:span text:style-name="T1"><text:tab/>if(same(a, b)) return ;</text:span></text:p>
        <text:p text:style-name="Standard"><text:span text:style-name="T1"><text:tab/>a = findRep(a);</text:span></text:p>
        <text:p text:style-name="Standard"><text:span text:style-name="T1"><text:tab/>b = findRep(b);</text:span></text:p>
        <text:p text:style-name="Standard"><text:span text:style-name="T1"><text:tab/>mx_size = max(mx_size, sz[a] + sz[b]);</text:span></text:p>
        <text:p text:style-name="Standard"><text:span text:style-name="T1"><text:tab/>sz[a] += sz[b];</text:span></text:p>
        <text:p text:style-name="Standard"><text:span text:style-name="T1"><text:tab/>par[b] = a;</text:span></text:p>
        <text:p text:style-name="Standard"><text:span text:style-name="T1"><text:tab/>comp--;</text:span></text:p>
        <text:p text:style-name="Standard"><text:span text:style-name="T1"><text:s text:c="2"/>}</text:span></text:p>
        <text:p text:style-name="Standard"><text:span text:style-name="T1">};</text:span></text:p>
        <text:p text:style-name="P1"/>
        <text:p text:style-name="P1"/>
        <text:p text:style-name="Standard"><text:span text:style-name="T1">// LCA</text:span></text:p>
        <text:p text:style-name="Standard"><text:span text:style-name="T1">const int N = 1e4+5, LOG = 20;</text:span></text:p>
        <text:p text:style-name="Standard"><text:span text:style-name="T1">int n, m;</text:span></text:p>
        <text:p text:style-name="Standard"><text:span text:style-name="T1">vector&lt;int&gt; adj[N];</text:span></text:p>
        <text:p text:style-name="Standard"><text:span text:style-name="T1">vector&lt;vector&lt;int&gt;&gt; anc(N, vector&lt;int&gt;(LOG));</text:span></text:p>
        <text:p text:style-name="Standard"><text:span text:style-name="T1">vector&lt;int&gt; depth(N);</text:span></text:p>
        <text:p text:style-name="P1"/>
        <text:p text:style-name="P1"/>
        <text:p text:style-name="Standard"><text:soft-page-break/><text:span text:style-name="T1">int get_lca(int a, int b){</text:span></text:p>
        <text:p text:style-name="Standard"><text:span text:style-name="T1"><text:tab/>if(depth[a] &gt; depth[b]) swap(a, b); // buat b lebih dalam</text:span></text:p>
        <text:p text:style-name="P1"/>
        <text:p text:style-name="Standard"><text:span text:style-name="T1"><text:tab/>// samakan depth dari a dan b, b lebih dalam</text:span></text:p>
        <text:p text:style-name="Standard"><text:span text:style-name="T1"><text:tab/>int k = depth[b] - depth[a];</text:span></text:p>
        <text:p text:style-name="Standard"><text:span text:style-name="T1"><text:tab/>for(int j = LOG - 1; j &gt;= 0; j--){</text:span></text:p>
        <text:p text:style-name="Standard"><text:span text:style-name="T1"><text:s text:c="4"/><text:tab/><text:tab/>if(k &gt;= (1 &lt;&lt; j)){</text:span></text:p>
        <text:p text:style-name="P3"><text:span text:style-name="T1"><text:s text:c="8"/><text:tab/>k -= (1&lt;&lt;j);</text:span></text:p>
        <text:p text:style-name="Standard"><text:span text:style-name="T1"><text:s text:c="8"/><text:tab/><text:tab/>b = anc[b][j];</text:span></text:p>
        <text:p text:style-name="P3"><text:span text:style-name="T1"><text:s text:c="4"/><text:tab/>}</text:span></text:p>
        <text:p text:style-name="Standard"><text:span text:style-name="T1"><text:tab/>}</text:span></text:p>
        <text:p text:style-name="Standard"><text:span text:style-name="T1"><text:tab/>// depth sama dan node sama</text:span></text:p>
        <text:p text:style-name="Standard"><text:span text:style-name="T1"><text:tab/>if(a == b) return a;</text:span></text:p>
        <text:p text:style-name="P1"/>
        <text:p text:style-name="Standard"><text:span text:style-name="T1"><text:tab/>// depth sama node beda</text:span></text:p>
        <text:p text:style-name="Standard"><text:span text:style-name="T1"><text:tab/>for(int j = LOG - 1; j &gt;= 0; j--){</text:span></text:p>
        <text:p text:style-name="P3"><text:span text:style-name="T1"><text:s text:c="4"/><text:tab/>if(anc[a][j] != anc[b][j]){</text:span></text:p>
        <text:p text:style-name="P3"><text:span text:style-name="T1"><text:s text:c="8"/><text:tab/>a = anc[a][j]; <text:s text:c="3"/></text:span></text:p>
        <text:p text:style-name="P3"><text:span text:style-name="T1"><text:s text:c="8"/><text:tab/>b = anc[b][j];</text:span></text:p>
        <text:p text:style-name="P3"><text:span text:style-name="T1"><text:s text:c="4"/><text:tab/>}</text:span></text:p>
        <text:p text:style-name="Standard"><text:span text:style-name="T1"><text:tab/>}</text:span></text:p>
        <text:p text:style-name="Standard"><text:soft-page-break/><text:span text:style-name="T1"><text:tab/>return anc[a][0];</text:span></text:p>
        <text:p text:style-name="Standard"><text:span text:style-name="T1">}</text:span></text:p>
        <text:p text:style-name="P1"/>
        <text:p text:style-name="Standard"><text:span text:style-name="T1">void fill_anc(int now, int par){</text:span></text:p>
        <text:p text:style-name="P1"/>
        <text:p text:style-name="Standard"><text:span text:style-name="T1"><text:tab/>anc[now][0] = par;</text:span></text:p>
        <text:p text:style-name="Standard"><text:span text:style-name="T1"><text:tab/>for(int i = 1; i &lt; LOG; i++){</text:span></text:p>
        <text:p text:style-name="Standard"><text:span text:style-name="T1"><text:s text:c="4"/><text:tab/><text:tab/>anc[now][i] = anc[anc[now][i-1]][i-1];</text:span></text:p>
        <text:p text:style-name="Standard"><text:span text:style-name="T1"><text:tab/>}</text:span></text:p>
        <text:p text:style-name="Standard"><text:span text:style-name="T1"><text:tab/>depth[now] = depth[par] + 1;</text:span></text:p>
        <text:p text:style-name="Standard"><text:span text:style-name="T1"><text:tab/>for(int nxt : adj[now]){</text:span></text:p>
        <text:p text:style-name="Standard"><text:span text:style-name="T1"><text:s text:c="4"/><text:tab/><text:tab/>if(nxt == par) continue;</text:span></text:p>
        <text:p text:style-name="P3"><text:span text:style-name="T1"><text:s text:c="4"/><text:tab/>fill_anc(nxt, now);</text:span></text:p>
        <text:p text:style-name="Standard"><text:span text:style-name="T1"><text:tab/>}</text:span></text:p>
        <text:p text:style-name="P1"/>
        <text:p text:style-name="Standard"><text:span text:style-name="T1">}</text:span></text:p>
        <text:p text:style-name="P1"/>
        <text:p text:style-name="Standard"><text:span text:style-name="T1">int main(){</text:span></text:p>
        <text:p text:style-name="Standard"><text:span text:style-name="T1"><text:tab/>ios_base::sync_with_stdio(false); cin.tie(0); cout.tie(0);</text:span></text:p>
        <text:p text:style-name="P1"/>
        <text:p text:style-name="Standard"><text:span text:style-name="T1"><text:tab/>cin &gt;&gt; n;</text:span></text:p>
        <text:p text:style-name="Standard"><text:soft-page-break/><text:span text:style-name="T1"><text:tab/>for(int u = 0; u &lt; n; u++){</text:span></text:p>
        <text:p text:style-name="P3"><text:span text:style-name="T1"><text:s text:c="4"/><text:tab/>int cnt = 0;</text:span></text:p>
        <text:p text:style-name="P3"><text:span text:style-name="T1"><text:s text:c="4"/><text:tab/>cin &gt;&gt; cnt;</text:span></text:p>
        <text:p text:style-name="Standard"><text:span text:style-name="T1"><text:s text:c="4"/><text:tab/><text:tab/>while(cnt--){</text:span></text:p>
        <text:p text:style-name="P4"><text:span text:style-name="T1"><text:s text:c="8"/><text:tab/>int v; cin &gt;&gt; v;</text:span></text:p>
        <text:p text:style-name="Standard"><text:span text:style-name="T1"><text:s text:c="8"/><text:tab/><text:tab/><text:tab/>adj[u].push_back(v);</text:span></text:p>
        <text:p text:style-name="P3"><text:span text:style-name="T1"><text:s text:c="4"/><text:tab/>}</text:span></text:p>
        <text:p text:style-name="Standard"><text:span text:style-name="T1"><text:tab/>}</text:span></text:p>
        <text:p text:style-name="Standard"><text:span text:style-name="T1"><text:tab/>fill_anc(0, 0);</text:span></text:p>
        <text:p text:style-name="Standard"><text:span text:style-name="T1"><text:tab/>int q; cin &gt;&gt; q;</text:span></text:p>
        <text:p text:style-name="Standard"><text:span text:style-name="T1"><text:tab/>while(q--){</text:span></text:p>
        <text:p text:style-name="P3"><text:span text:style-name="T1"><text:s text:c="4"/><text:tab/>int a, b;</text:span></text:p>
        <text:p text:style-name="Standard"><text:span text:style-name="T1"><text:s text:c="4"/><text:tab/><text:tab/>cin &gt;&gt; a &gt;&gt; b;</text:span></text:p>
        <text:p text:style-name="P3"><text:span text:style-name="T1"><text:s text:c="4"/><text:tab/>cout &lt;&lt; get_lca(a, b) &lt;&lt; '\n';</text:span></text:p>
        <text:p text:style-name="Standard"><text:span text:style-name="T1"><text:tab/>}</text:span></text:p>
        <text:p text:style-name="Standard"><text:span text:style-name="T1">}</text:span></text:p>
        <text:p text:style-name="P1"/>
        <text:p text:style-name="P1"/>
        <text:p text:style-name="P1"/>
        <text:p text:style-name="Standard"><text:span text:style-name="T1">// PREFIX SUM 2D</text:span></text:p>
        <text:p text:style-name="Standard"><text:span text:style-name="T1">struct prefsum_2d{</text:span></text:p>
        <text:p text:style-name="Standard"><text:soft-page-break/><text:span text:style-name="T1"><text:tab/>int n, m;</text:span></text:p>
        <text:p text:style-name="Standard"><text:span text:style-name="T1"><text:tab/>vector&lt;vector&lt;int&gt;&gt; pf;</text:span></text:p>
        <text:p text:style-name="Standard"><text:span text:style-name="T1"><text:tab/>void init(vector&lt;vector&lt;int&gt;&gt;&amp;ar, int _n, int _m){</text:span></text:p>
        <text:p text:style-name="P3"><text:span text:style-name="T1"><text:s text:c="4"/><text:tab/>n = _n;</text:span></text:p>
        <text:p text:style-name="Standard"><text:span text:style-name="T1"><text:s text:c="4"/><text:tab/><text:tab/>m = _m;</text:span></text:p>
        <text:p text:style-name="P3"><text:span text:style-name="T1"><text:s text:c="4"/><text:tab/>pf = ar;</text:span></text:p>
        <text:p text:style-name="Standard"><text:span text:style-name="T1"><text:tab/>}</text:span></text:p>
        <text:p text:style-name="Standard"><text:span text:style-name="T1"><text:tab/>void build(){</text:span></text:p>
        <text:p text:style-name="Standard"><text:span text:style-name="T1"><text:s text:c="4"/><text:tab/><text:tab/>for(int i = 1; i &lt;= n; i++){</text:span></text:p>
        <text:p text:style-name="P4"><text:span text:style-name="T1"><text:s text:c="8"/><text:tab/>for(int j = 1; j &lt;= m; j++){</text:span></text:p>
        <text:p text:style-name="P5"><text:span text:style-name="T1"><text:s text:c="12"/><text:tab/>pf[i][j] += pf[i-1][j] + pf[i][j-1] - pf[i-1][j-1];</text:span></text:p>
        <text:p text:style-name="P4"><text:span text:style-name="T1"><text:s text:c="8"/><text:tab/>}</text:span></text:p>
        <text:p text:style-name="P3"><text:span text:style-name="T1"><text:s text:c="4"/><text:tab/>}</text:span></text:p>
        <text:p text:style-name="Standard"><text:span text:style-name="T1"><text:tab/>}</text:span></text:p>
        <text:p text:style-name="Standard"><text:span text:style-name="T1"><text:tab/>int get_sum(int r1, int c1, int r2, int c2){</text:span></text:p>
        <text:p text:style-name="Standard"><text:span text:style-name="T1"><text:s text:c="4"/><text:tab/>if(r1 &lt;= 0) r1=1;</text:span></text:p>
        <text:p text:style-name="Standard"><text:span text:style-name="T1"><text:s text:c="4"/><text:tab/>if(r2 &lt;= 0) r2=1;</text:span></text:p>
        <text:p text:style-name="Standard"><text:span text:style-name="T1"><text:s text:c="4"/><text:tab/>if(r1 &gt; n) r1=n;</text:span></text:p>
        <text:p text:style-name="Standard"><text:span text:style-name="T1"><text:s text:c="4"/><text:tab/>if(r2 &gt; n) r2=n;</text:span></text:p>
        <text:p text:style-name="Standard"><text:span text:style-name="T1"><text:s text:c="4"/><text:tab/>if(c1 &lt;= 0) c1=1;</text:span></text:p>
        <text:p text:style-name="Standard"><text:span text:style-name="T1"><text:s text:c="4"/><text:tab/>if(c2 &lt;= 0) c2=1;</text:span></text:p>
        <text:p text:style-name="Standard"><text:soft-page-break/><text:span text:style-name="T1"><text:s text:c="4"/><text:tab/>if(c1 &gt; m) c1=m;</text:span></text:p>
        <text:p text:style-name="Standard"><text:span text:style-name="T1"><text:s text:c="4"/><text:tab/>if(c2 &gt; m) c2=m;</text:span></text:p>
        <text:p text:style-name="Standard"><text:span text:style-name="T1"><text:s text:c="4"/><text:tab/>return pf[r2][c2] - pf[r1-1][c2] - pf[r2][c1-1] + pf[r1-1][c1-1];</text:span></text:p>
        <text:p text:style-name="Standard"><text:span text:style-name="T1"><text:tab/>}</text:span></text:p>
        <text:p text:style-name="Standard"><text:span text:style-name="T1">};</text:span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Standard"><text:span text:style-name="T1">// MATRIX OPERATION</text:span></text:p>
        <text:p text:style-name="Standard"><text:span text:style-name="T1">vector&lt;vector&lt;int&gt;&gt; mul(vector&lt;vector&lt;int&gt;&gt;left,vector&lt;vector&lt;int&gt;&gt;right){</text:span></text:p>
        <text:p text:style-name="Standard"><text:span text:style-name="T1"><text:tab/>vector&lt;vector&lt;int&gt;&gt; res;</text:span></text:p>
        <text:p text:style-name="Standard"><text:span text:style-name="T1"><text:tab/>for(int i = 0; i &lt; left.size(); i++){</text:span></text:p>
        <text:p text:style-name="P3"><text:span text:style-name="T1"><text:s text:c="4"/><text:tab/>res.push_back({});</text:span></text:p>
        <text:p text:style-name="Standard"><text:span text:style-name="T1"><text:s text:c="4"/><text:tab/><text:tab/>for(int j = 0; j &lt; right[0].size(); j++){</text:span></text:p>
        <text:p text:style-name="P4"><text:span text:style-name="T1"><text:s text:c="8"/><text:tab/>int sum = 0;</text:span></text:p>
        <text:p text:style-name="P4"><text:span text:style-name="T1"><text:s text:c="8"/><text:tab/>for(int k = 0; k &lt; left[0].size(); k++){</text:span></text:p>
        <text:p text:style-name="P5"><text:span text:style-name="T1"><text:s text:c="12"/><text:tab/>sum += left[i][k] * right[k][j];</text:span></text:p>
        <text:p text:style-name="P5"><text:soft-page-break/><text:span text:style-name="T1"><text:s text:c="12"/><text:tab/>sum = (sum + MOD) % MOD;</text:span></text:p>
        <text:p text:style-name="P4"><text:span text:style-name="T1"><text:s text:c="8"/><text:tab/>}</text:span></text:p>
        <text:p text:style-name="P4"><text:span text:style-name="T1"><text:s text:c="8"/><text:tab/>res.back().push_back(sum);</text:span></text:p>
        <text:p text:style-name="P4"><text:span text:style-name="T1"><text:s text:c="4"/>}</text:span></text:p>
        <text:p text:style-name="P3"><text:span text:style-name="T1">}</text:span></text:p>
        <text:p text:style-name="Standard"><text:span text:style-name="T1"><text:tab/>return res;</text:span></text:p>
        <text:p text:style-name="Standard"><text:span text:style-name="T1">}</text:span></text:p>
        <text:p text:style-name="Standard"><text:span text:style-name="T1">vector&lt;vector&lt;int&gt;&gt; mpow(vector&lt;vector&lt;int&gt;&gt; a, int b){</text:span></text:p>
        <text:p text:style-name="Standard"><text:span text:style-name="T1"><text:tab/>vector&lt;vector&lt;int&gt;&gt; res = { {1, 0}, {0, 1} <text:s/>};</text:span></text:p>
        <text:p text:style-name="Standard"><text:span text:style-name="T1"><text:tab/>while(b){</text:span></text:p>
        <text:p text:style-name="P3"><text:span text:style-name="T1"><text:s text:c="4"/><text:tab/>if(b % 2) res = mul(res, a);</text:span></text:p>
        <text:p text:style-name="P4"><text:span text:style-name="T1">a = mul(a, a);</text:span></text:p>
        <text:p text:style-name="P4"><text:span text:style-name="T1">b /= 2;</text:span></text:p>
        <text:p text:style-name="P3"><text:span text:style-name="T1">}</text:span></text:p>
        <text:p text:style-name="Standard"><text:span text:style-name="T1"><text:tab/>return res;</text:span></text:p>
        <text:p text:style-name="Standard"><text:span text:style-name="T1">}</text:span></text:p>
        <text:p text:style-name="P1"/>
        <text:p text:style-name="P1"/>
        <text:p text:style-name="P1"/>
        <text:p text:style-name="P1"/>
        <text:p text:style-name="P1"/>
        <text:p text:style-name="P1"><text:soft-page-break/></text:p>
        <text:p text:style-name="P1"/>
        <text:p text:style-name="P1"/>
        <text:p text:style-name="P1"/>
        <text:p text:style-name="P1"/>
        <text:p text:style-name="Standard"><text:span text:style-name="T1">// SQUARE ROOT DECOMPOSITION</text:span></text:p>
        <text:p text:style-name="Standard"><text:span text:style-name="T1">struct square_root_decomposition{</text:span></text:p>
        <text:p text:style-name="Standard"><text:span text:style-name="T1"><text:s text:c="2"/>vector&lt;int&gt; ar;</text:span></text:p>
        <text:p text:style-name="Standard"><text:span text:style-name="T1"><text:s text:c="2"/>vector&lt;vector&lt;int&gt;&gt; s;</text:span></text:p>
        <text:p text:style-name="Standard"><text:span text:style-name="T1"><text:s text:c="2"/>int sq, n;</text:span></text:p>
        <text:p text:style-name="Standard"><text:span text:style-name="T1"><text:s text:c="2"/>square_root_decomposition(vector&lt;int&gt;&amp;A){</text:span></text:p>
        <text:p text:style-name="Standard"><text:span text:style-name="T1"><text:tab/>n = A.size();</text:span></text:p>
        <text:p text:style-name="Standard"><text:span text:style-name="T1"><text:tab/>sq = sqrt(n) + 1;</text:span></text:p>
        <text:p text:style-name="Standard"><text:span text:style-name="T1"><text:tab/>ar = A;</text:span></text:p>
        <text:p text:style-name="Standard"><text:span text:style-name="T1"><text:tab/>s.resize(sq);</text:span></text:p>
        <text:p text:style-name="Standard"><text:span text:style-name="T1"><text:s text:c="2"/>}</text:span></text:p>
        <text:p text:style-name="Standard"><text:span text:style-name="T1"><text:s text:c="2"/>void build(){</text:span></text:p>
        <text:p text:style-name="Standard"><text:span text:style-name="T1"><text:tab/>// setiap blok isi nya sorted array</text:span></text:p>
        <text:p text:style-name="Standard"><text:span text:style-name="T1"><text:tab/>for(int i = 0; i &lt; n; i++){</text:span></text:p>
        <text:p text:style-name="P3"><text:span text:style-name="T1"><text:s text:c="2"/><text:tab/>s[i / sq].push_back(ar[i]);</text:span></text:p>
        <text:p text:style-name="Standard"><text:span text:style-name="T1"><text:tab/>}</text:span></text:p>
        <text:p text:style-name="Standard"><text:soft-page-break/><text:span text:style-name="T1"><text:tab/>for(vector&lt;int&gt;&amp;v : s) if(v.size()){</text:span></text:p>
        <text:p text:style-name="Standard"><text:span text:style-name="T1"><text:s text:c="2"/><text:tab/><text:tab/>sort(v.begin(), v.end());</text:span></text:p>
        <text:p text:style-name="Standard"><text:span text:style-name="T1"><text:tab/>}</text:span></text:p>
        <text:p text:style-name="Standard"><text:span text:style-name="T1"><text:s text:c="2"/>}</text:span></text:p>
        <text:p text:style-name="P1"/>
        <text:p text:style-name="Standard"><text:span text:style-name="T1"><text:s text:c="2"/>int qry(int l, int r){ // TO-DO: sesuaikan tipe query</text:span></text:p>
        <text:p text:style-name="Standard"><text:span text:style-name="T1"><text:tab/>int res = 0;</text:span></text:p>
        <text:p text:style-name="Standard"><text:span text:style-name="T1"><text:tab/>for(auto&amp;v : s){</text:span></text:p>
        <text:p text:style-name="P6"><text:span text:style-name="T1"><text:s text:c="2"/><text:tab/>int sz = v.size();</text:span></text:p>
        <text:p text:style-name="P6"><text:span text:style-name="T1"><text:s text:c="2"/><text:tab/>int lb = sz;</text:span></text:p>
        <text:p text:style-name="P6"><text:span text:style-name="T1"><text:s text:c="2"/><text:tab/>for(int J = 1 &lt;&lt; 9; J; J /= 2){</text:span></text:p>
        <text:p text:style-name="P4"><text:span text:style-name="T1"><text:s text:c="4"/><text:tab/>if(lb - J &gt;= 0 &amp;&amp; v[lb - J] &gt;= l) lb -= J;</text:span></text:p>
        <text:p text:style-name="P3"><text:span text:style-name="T1"><text:s text:c="2"/><text:tab/>}</text:span></text:p>
        <text:p text:style-name="P1"/>
        <text:p text:style-name="P3"><text:span text:style-name="T1"><text:s text:c="2"/><text:tab/>int ub = -1;</text:span></text:p>
        <text:p text:style-name="Standard"><text:span text:style-name="T1"><text:s text:c="2"/><text:tab/><text:tab/>for(int J = 1 &lt;&lt; 9; J; J /= 2){</text:span></text:p>
        <text:p text:style-name="P4"><text:span text:style-name="T1"><text:s text:c="4"/><text:tab/>if(ub + J &lt; sz &amp;&amp; v[ub + J] &lt;= r) ub += J;</text:span></text:p>
        <text:p text:style-name="P3"><text:span text:style-name="T1"><text:s text:c="2"/><text:tab/>}</text:span></text:p>
        <text:p text:style-name="P1"/>
        <text:p text:style-name="Standard"><text:span text:style-name="T1"><text:s text:c="2"/><text:tab/><text:tab/>res += max(0ll, ub - lb + 1);</text:span></text:p>
        <text:p text:style-name="Standard"><text:span text:style-name="T1"><text:tab/>}</text:span></text:p>
        <text:p text:style-name="Standard"><text:soft-page-break/><text:span text:style-name="T1"><text:tab/>return res;</text:span></text:p>
        <text:p text:style-name="Standard"><text:span text:style-name="T1"><text:s text:c="2"/>}</text:span></text:p>
        <text:p text:style-name="Standard"><text:span text:style-name="T1"><text:s text:c="2"/>void upd(int idx, int new_val){// idx use 0 based index</text:span></text:p>
        <text:p text:style-name="Standard"><text:span text:style-name="T1"><text:tab/>int old_val = ar[idx];</text:span></text:p>
        <text:p text:style-name="Standard"><text:span text:style-name="T1"><text:tab/>ar[idx] = new_val;</text:span></text:p>
        <text:p text:style-name="P1"/>
        <text:p text:style-name="Standard"><text:span text:style-name="T1"><text:tab/>int block = idx / sq;</text:span></text:p>
        <text:p text:style-name="Standard"><text:span text:style-name="T1"><text:tab/>// hapus old_val di s[block], ganti ke new_val</text:span></text:p>
        <text:p text:style-name="Standard"><text:span text:style-name="T1"><text:tab/>int sz = s[block].size();</text:span></text:p>
        <text:p text:style-name="Standard"><text:span text:style-name="T1"><text:tab/>int pos = -1;</text:span></text:p>
        <text:p text:style-name="Standard"><text:span text:style-name="T1"><text:tab/>for(int J = 1 &lt;&lt; 9; J; J /= 2){</text:span></text:p>
        <text:p text:style-name="P3"><text:span text:style-name="T1"><text:s text:c="2"/><text:tab/>if(pos + J &lt; sz &amp;&amp; s[block][pos + J] &lt;= old_val) pos+=J;</text:span></text:p>
        <text:p text:style-name="Standard"><text:span text:style-name="T1"><text:tab/>}</text:span></text:p>
        <text:p text:style-name="Standard"><text:span text:style-name="T1"><text:tab/>s[block][pos] = new_val;</text:span></text:p>
        <text:p text:style-name="Standard"><text:span text:style-name="T1"><text:tab/>// urutkan lagi array nya</text:span></text:p>
        <text:p text:style-name="Standard"><text:span text:style-name="T1"><text:tab/>int j = pos;</text:span></text:p>
        <text:p text:style-name="Standard"><text:span text:style-name="T1"><text:tab/>while(j &gt; 0 &amp;&amp; s[block][j-1] &gt; s[block][j]){</text:span></text:p>
        <text:p text:style-name="Standard"><text:span text:style-name="T1"><text:s text:c="2"/><text:tab/><text:tab/>swap(s[block][j-1] , s[block][j]);</text:span></text:p>
        <text:p text:style-name="P3"><text:span text:style-name="T1"><text:s text:c="2"/><text:tab/>j--;</text:span></text:p>
        <text:p text:style-name="Standard"><text:span text:style-name="T1"><text:tab/>}</text:span></text:p>
        <text:p text:style-name="Standard"><text:span text:style-name="T1"><text:tab/>j = pos;</text:span></text:p>
        <text:p text:style-name="Standard"><text:soft-page-break/><text:span text:style-name="T1"><text:tab/>while(j + 1 &lt; sz &amp;&amp; s[block][j] &gt; s[block][j+1]){</text:span></text:p>
        <text:p text:style-name="Standard"><text:span text:style-name="T1"><text:s text:c="2"/><text:tab/><text:tab/>swap(s[block][j] , s[block][j+1]);</text:span></text:p>
        <text:p text:style-name="P3"><text:span text:style-name="T1"><text:s text:c="2"/><text:tab/>j++;</text:span></text:p>
        <text:p text:style-name="Standard"><text:span text:style-name="T1"><text:tab/>}</text:span></text:p>
        <text:p text:style-name="P1"/>
        <text:p text:style-name="Standard"><text:span text:style-name="T1"><text:s text:c="2"/>}</text:span></text:p>
        <text:p text:style-name="Standard"><text:span text:style-name="T1"><text:s text:c="2"/>void print(){</text:span></text:p>
        <text:p text:style-name="Standard"><text:span text:style-name="T1"><text:tab/>for(auto v : s){</text:span></text:p>
        <text:p text:style-name="Standard"><text:span text:style-name="T1"><text:s text:c="2"/><text:tab/><text:tab/>for(int i : v){</text:span></text:p>
        <text:p text:style-name="P4"><text:span text:style-name="T1"><text:s text:c="4"/><text:tab/>cout &lt;&lt; i &lt;&lt; ' ';</text:span></text:p>
        <text:p text:style-name="P3"><text:span text:style-name="T1"><text:s text:c="2"/><text:tab/>}</text:span></text:p>
        <text:p text:style-name="Standard"><text:span text:style-name="T1"><text:s text:c="2"/><text:tab/>cout &lt;&lt; '\n';</text:span></text:p>
        <text:p text:style-name="Standard"><text:span text:style-name="T1"><text:tab/>}</text:span></text:p>
        <text:p text:style-name="Standard"><text:span text:style-name="T1"><text:tab/>cout &lt;&lt; '\n';</text:span></text:p>
        <text:p text:style-name="Standard"><text:span text:style-name="T1"><text:s text:c="2"/>}</text:span></text:p>
        <text:p text:style-name="Standard"><text:span text:style-name="T1">};</text:span></text:p>
        <text:p text:style-name="P1"/>
        <text:p text:style-name="Standard"><text:span text:style-name="T1">void doumo_same_desu(){</text:span></text:p>
        <text:p text:style-name="Standard"><text:span text:style-name="T1"><text:s text:c="2"/>int n, q;</text:span></text:p>
        <text:p text:style-name="Standard"><text:span text:style-name="T1"><text:s text:c="2"/>cin &gt;&gt; n &gt;&gt; q;</text:span></text:p>
        <text:p text:style-name="Standard"><text:span text:style-name="T1"><text:s text:c="2"/>vector&lt;int&gt; ar(n);</text:span></text:p>
        <text:p text:style-name="Standard"><text:soft-page-break/><text:span text:style-name="T1"><text:s text:c="2"/>for(int i = 0; i &lt; n; i++) cin &gt;&gt; ar[i];</text:span></text:p>
        <text:p text:style-name="Standard"><text:span text:style-name="T1"><text:s text:c="2"/>square_root_decomposition srd(ar);</text:span></text:p>
        <text:p text:style-name="Standard"><text:span text:style-name="T1"><text:s text:c="2"/>srd.build();</text:span></text:p>
        <text:p text:style-name="Standard"><text:span text:style-name="T1"><text:s text:c="2"/>// srd.print();</text:span></text:p>
        <text:p text:style-name="P1"/>
        <text:p text:style-name="Standard"><text:span text:style-name="T1"><text:s text:c="2"/>while(q--){</text:span></text:p>
        <text:p text:style-name="Standard"><text:span text:style-name="T1"><text:tab/>char t;</text:span></text:p>
        <text:p text:style-name="Standard"><text:span text:style-name="T1"><text:tab/>int a, b;</text:span></text:p>
        <text:p text:style-name="Standard"><text:span text:style-name="T1"><text:tab/>cin &gt;&gt; t &gt;&gt; a &gt;&gt; b;</text:span></text:p>
        <text:p text:style-name="Standard"><text:span text:style-name="T1"><text:tab/>if(t == '?'){ // count number of ppl with salary a .. b</text:span></text:p>
        <text:p text:style-name="P3"><text:span text:style-name="T1"><text:s text:c="2"/><text:tab/>cout &lt;&lt; srd.qry(a, b) &lt;&lt; '\n';</text:span></text:p>
        <text:p text:style-name="Standard"><text:span text:style-name="T1"><text:tab/>}</text:span></text:p>
        <text:p text:style-name="Standard"><text:span text:style-name="T1"><text:tab/>else { // ganti gaji orang ke a menjadi b</text:span></text:p>
        <text:p text:style-name="Standard"><text:span text:style-name="T1"><text:s text:c="2"/><text:tab/><text:tab/>srd.upd(a - 1, b);</text:span></text:p>
        <text:p text:style-name="Standard"><text:span text:style-name="T1"><text:tab/>}</text:span></text:p>
        <text:p text:style-name="Standard"><text:span text:style-name="T1"><text:s text:c="2"/>}</text:span></text:p>
        <text:p text:style-name="Standard"><text:span text:style-name="T1">}</text:span></text:p>
        <text:p text:style-name="P1"/>
        <text:p text:style-name="Standard"><text:span text:style-name="T1">=========================================================</text:span></text:p>
        <text:p text:style-name="Standard"><text:span text:style-name="T1">// MILLER RABIN</text:span></text:p>
        <text:p text:style-name="Standard"><text:span text:style-name="T1">using u64 = uint64_t;</text:span></text:p>
        <text:p text:style-name="Standard"><text:soft-page-break/><text:span text:style-name="T1">using u128 = __uint128_t;</text:span></text:p>
        <text:p text:style-name="P1"/>
        <text:p text:style-name="Standard"><text:span text:style-name="T1">u64 binpower(u64 base, u64 e, u64 mod) {</text:span></text:p>
        <text:p text:style-name="Standard"><text:span text:style-name="T1"><text:s text:c="2"/>u64 result = 1;</text:span></text:p>
        <text:p text:style-name="Standard"><text:span text:style-name="T1"><text:s text:c="2"/>base %= mod;</text:span></text:p>
        <text:p text:style-name="Standard"><text:span text:style-name="T1"><text:s text:c="2"/>while (e) {</text:span></text:p>
        <text:p text:style-name="Standard"><text:span text:style-name="T1"><text:tab/>if (e &amp; 1) result = (u128)result * base % mod;</text:span></text:p>
        <text:p text:style-name="Standard"><text:span text:style-name="T1"><text:tab/>base = (u128)base * base % mod;</text:span></text:p>
        <text:p text:style-name="Standard"><text:span text:style-name="T1"><text:tab/>e &gt;&gt;= 1;</text:span></text:p>
        <text:p text:style-name="Standard"><text:span text:style-name="T1"><text:s text:c="2"/>}</text:span></text:p>
        <text:p text:style-name="Standard"><text:span text:style-name="T1"><text:s text:c="2"/>return result;</text:span></text:p>
        <text:p text:style-name="Standard"><text:span text:style-name="T1">}</text:span></text:p>
        <text:p text:style-name="P1"/>
        <text:p text:style-name="Standard"><text:span text:style-name="T1">bool check_composite(u64 n, u64 a, u64 d, int s) {</text:span></text:p>
        <text:p text:style-name="Standard"><text:span text:style-name="T1"><text:s text:c="2"/>u64 x = binpower(a, d, n);</text:span></text:p>
        <text:p text:style-name="Standard"><text:span text:style-name="T1"><text:s text:c="2"/>if (x == 1 || x == n - 1) return false;</text:span></text:p>
        <text:p text:style-name="Standard"><text:span text:style-name="T1"><text:s text:c="2"/>for (int r = 1; r &lt; s; r++) {</text:span></text:p>
        <text:p text:style-name="Standard"><text:span text:style-name="T1"><text:tab/>x = (u128)x * x % n;</text:span></text:p>
        <text:p text:style-name="Standard"><text:span text:style-name="T1"><text:tab/>if (x == n - 1) return false;</text:span></text:p>
        <text:p text:style-name="Standard"><text:span text:style-name="T1"><text:s text:c="2"/>}</text:span></text:p>
        <text:p text:style-name="Standard"><text:span text:style-name="T1"><text:s text:c="2"/>return true;</text:span></text:p>
        <text:p text:style-name="Standard"><text:soft-page-break/><text:span text:style-name="T1">};</text:span></text:p>
        <text:p text:style-name="Standard"><text:span text:style-name="T1">// returns true if n is probably prime, else returns false.</text:span></text:p>
        <text:p text:style-name="Standard"><text:span text:style-name="T1">bool MillerRabin(u64 n, int iter=5) {</text:span></text:p>
        <text:p text:style-name="Standard"><text:span text:style-name="T1"><text:s text:c="2"/>if (n &lt; 4) return n == 2 || n == 3;</text:span></text:p>
        <text:p text:style-name="P1"/>
        <text:p text:style-name="Standard"><text:span text:style-name="T1"><text:s text:c="2"/>int s = 0;</text:span></text:p>
        <text:p text:style-name="Standard"><text:span text:style-name="T1"><text:s text:c="2"/>u64 d = n - 1;</text:span></text:p>
        <text:p text:style-name="Standard"><text:span text:style-name="T1"><text:s text:c="2"/>while ((d &amp; 1) == 0) {</text:span></text:p>
        <text:p text:style-name="Standard"><text:span text:style-name="T1"><text:tab/>d &gt;&gt;= 1;</text:span></text:p>
        <text:p text:style-name="Standard"><text:span text:style-name="T1"><text:tab/>s++;</text:span></text:p>
        <text:p text:style-name="Standard"><text:span text:style-name="T1"><text:s text:c="2"/>}</text:span></text:p>
        <text:p text:style-name="P1"/>
        <text:p text:style-name="Standard"><text:span text:style-name="T1"><text:s text:c="2"/>for (int i = 0; i &lt; iter; i++) {</text:span></text:p>
        <text:p text:style-name="Standard"><text:span text:style-name="T1"><text:tab/>int a = 2 + rand() % (n - 3);</text:span></text:p>
        <text:p text:style-name="Standard"><text:span text:style-name="T1"><text:tab/>if (check_composite(n, a, d, s))</text:span></text:p>
        <text:p text:style-name="Standard"><text:span text:style-name="T1"><text:s text:c="2"/><text:tab/>return false;</text:span></text:p>
        <text:p text:style-name="Standard"><text:span text:style-name="T1"><text:s text:c="2"/>}</text:span></text:p>
        <text:p text:style-name="Standard"><text:span text:style-name="T1"><text:s text:c="2"/>return true;</text:span></text:p>
        <text:p text:style-name="Standard"><text:span text:style-name="T1">}</text:span></text:p>
        <text:p text:style-name="P1"/>
        <text:p text:style-name="P1"/>
        <text:p text:style-name="Standard"><text:soft-page-break/><text:span text:style-name="T1">// RABIN KARP</text:span></text:p>
        <text:p text:style-name="Standard"><text:span text:style-name="T1">struct RabinKarp{</text:span></text:p>
        <text:p text:style-name="Standard"><text:span text:style-name="T1"><text:s text:c="2"/>static const int MOD = 1e9 + 9;</text:span></text:p>
        <text:p text:style-name="Standard"><text:span text:style-name="T1"><text:s text:c="2"/>int PP = 53;</text:span></text:p>
        <text:p text:style-name="Standard"><text:span text:style-name="T1"><text:s text:c="2"/>vector&lt;int&gt; H, P; // uses 1-base index</text:span></text:p>
        <text:p text:style-name="Standard"><text:span text:style-name="T1"><text:s text:c="2"/>string S;</text:span></text:p>
        <text:p text:style-name="P1"/>
        <text:p text:style-name="Standard"><text:span text:style-name="T1"><text:s text:c="2"/>void init(string s, int _PP = 53){</text:span></text:p>
        <text:p text:style-name="Standard"><text:span text:style-name="T1"><text:tab/>S = " " + s;</text:span></text:p>
        <text:p text:style-name="Standard"><text:span text:style-name="T1"><text:tab/>PP = _PP;</text:span></text:p>
        <text:p text:style-name="Standard"><text:span text:style-name="T1"><text:tab/>int sz = s.size();</text:span></text:p>
        <text:p text:style-name="Standard"><text:span text:style-name="T1"><text:tab/>H = vector&lt;int&gt;(sz + 1);</text:span></text:p>
        <text:p text:style-name="Standard"><text:span text:style-name="T1"><text:tab/>P = vector&lt;int&gt;(sz + 1);</text:span></text:p>
        <text:p text:style-name="P1"/>
        <text:p text:style-name="Standard"><text:span text:style-name="T1"><text:tab/>P[0]=1;</text:span></text:p>
        <text:p text:style-name="Standard"><text:span text:style-name="T1"><text:tab/>for(int i = 1; i &lt;= sz; i++){</text:span></text:p>
        <text:p text:style-name="P3"><text:span text:style-name="T1"><text:s text:c="4"/><text:tab/>P[i] = (P[i-1] * PP) % MOD;</text:span></text:p>
        <text:p text:style-name="Standard"><text:span text:style-name="T1"><text:tab/>}</text:span></text:p>
        <text:p text:style-name="Standard"><text:span text:style-name="T1"><text:tab/>// calculate hash table for S</text:span></text:p>
        <text:p text:style-name="Standard"><text:span text:style-name="T1"><text:tab/>for(int i = 1; i &lt;= sz; i++){</text:span></text:p>
        <text:p text:style-name="Standard"><text:span text:style-name="T1"><text:s text:c="4"/><text:tab/><text:tab/>H[i] = (H[i-1] + (S[i]-'a'+1) * P[i]) % MOD;</text:span></text:p>
        <text:p text:style-name="Standard"><text:soft-page-break/><text:span text:style-name="T1"><text:tab/>}</text:span></text:p>
        <text:p text:style-name="Standard"><text:span text:style-name="T1"><text:s text:c="2"/>}</text:span></text:p>
        <text:p text:style-name="Standard"><text:span text:style-name="T1"><text:s text:c="2"/>int get_hash(int l, int r){ // remember to use 1-based index</text:span></text:p>
        <text:p text:style-name="Standard"><text:span text:style-name="T1"><text:tab/>int res = (H[r]-H[l-1]+MOD)%MOD;</text:span></text:p>
        <text:p text:style-name="Standard"><text:span text:style-name="T1"><text:tab/>res *= inv(P[l], MOD);</text:span></text:p>
        <text:p text:style-name="Standard"><text:span text:style-name="T1"><text:tab/>res %= MOD;</text:span></text:p>
        <text:p text:style-name="Standard"><text:span text:style-name="T1"><text:tab/>return res;</text:span></text:p>
        <text:p text:style-name="Standard"><text:span text:style-name="T1"><text:s text:c="2"/>}</text:span></text:p>
        <text:p text:style-name="Standard"><text:span text:style-name="T1">};</text:span></text:p>
        <text:p text:style-name="P1"/>
        <text:p text:style-name="P1"/>
        <text:p text:style-name="P1"/>
        <text:p text:style-name="P1"/>
        <text:p text:style-name="Standard"><text:span text:style-name="T1">// FLOYD WARSHALL</text:span></text:p>
        <text:p text:style-name="Standard"><text:span text:style-name="T1">void doumo_same_desu(){<text:tab/></text:span></text:p>
        <text:p text:style-name="Standard"><text:span text:style-name="T1"><text:s text:c="3"/>cin &gt;&gt; n &gt;&gt; m &gt;&gt; q;</text:span></text:p>
        <text:p text:style-name="Standard"><text:span text:style-name="T1"><text:s text:c="3"/>for(int i = 1; i &lt;= n; i++){</text:span></text:p>
        <text:p text:style-name="Standard"><text:span text:style-name="T1"><text:s text:c="7"/>for(int j = 1; j &lt;= n; j++){</text:span></text:p>
        <text:p text:style-name="Standard"><text:span text:style-name="T1"><text:s text:c="11"/>if(i == j) adj[i][j] = 0;</text:span></text:p>
        <text:p text:style-name="Standard"><text:span text:style-name="T1"><text:s text:c="11"/>else adj[i][j] = INF;</text:span></text:p>
        <text:p text:style-name="Standard"><text:span text:style-name="T1"><text:s text:c="7"/>}</text:span></text:p>
        <text:p text:style-name="Standard"><text:soft-page-break/><text:span text:style-name="T1"><text:s text:c="3"/>}</text:span></text:p>
        <text:p text:style-name="Standard"><text:span text:style-name="T1"><text:s text:c="3"/>for(int i = 0; i &lt; m; i++){</text:span></text:p>
        <text:p text:style-name="Standard"><text:span text:style-name="T1"><text:s text:c="7"/>int u, v, w;</text:span></text:p>
        <text:p text:style-name="Standard"><text:span text:style-name="T1"><text:s text:c="7"/>cin &gt;&gt; u &gt;&gt; v &gt;&gt; w;</text:span></text:p>
        <text:p text:style-name="Standard"><text:span text:style-name="T1"><text:s text:c="7"/>adj[u][v] = min(adj[u][v], w);</text:span></text:p>
        <text:p text:style-name="Standard"><text:span text:style-name="T1"><text:s text:c="7"/>adj[v][u] = min(adj[v][u], w);</text:span></text:p>
        <text:p text:style-name="Standard"><text:span text:style-name="T1"><text:s text:c="3"/>}</text:span></text:p>
        <text:p text:style-name="Standard"><text:span text:style-name="T1"><text:s text:c="3"/>// floyd-warshall</text:span></text:p>
        <text:p text:style-name="Standard"><text:span text:style-name="T1"><text:s text:c="3"/>for(int i = 1; i &lt;= n; i++){ // node i jadi jembatan</text:span></text:p>
        <text:p text:style-name="Standard"><text:span text:style-name="T1"><text:s text:c="7"/>// cek semua pasangan</text:span></text:p>
        <text:p text:style-name="Standard"><text:span text:style-name="T1"><text:s text:c="7"/>for(int j = 1; j &lt;= n; j++){</text:span></text:p>
        <text:p text:style-name="Standard"><text:span text:style-name="T1"><text:s text:c="11"/>for(int k = 1; k &lt;= n; k++){</text:span></text:p>
        <text:p text:style-name="Standard"><text:span text:style-name="T1"><text:s text:c="15"/>adj[j][k] = min(adj[j][k], adj[j][i] + adj[i][k]);</text:span></text:p>
        <text:p text:style-name="Standard"><text:span text:style-name="T1"><text:s text:c="11"/>}</text:span></text:p>
        <text:p text:style-name="Standard"><text:span text:style-name="T1"><text:s text:c="7"/>}</text:span></text:p>
        <text:p text:style-name="Standard"><text:span text:style-name="T1"><text:s text:c="3"/>}</text:span></text:p>
        <text:p text:style-name="Standard"><text:span text:style-name="T1"><text:s text:c="3"/>while(q--){</text:span></text:p>
        <text:p text:style-name="Standard"><text:span text:style-name="T1"><text:s text:c="7"/>int u, v;</text:span></text:p>
        <text:p text:style-name="Standard"><text:span text:style-name="T1"><text:s text:c="7"/>cin &gt;&gt; u &gt;&gt; v;</text:span></text:p>
        <text:p text:style-name="Standard"><text:span text:style-name="T1"><text:s text:c="7"/>cout &lt;&lt; (adj[u][v] &gt;= INF ? -1 : adj[u][v]) &lt;&lt; '\n';</text:span></text:p>
        <text:p text:style-name="Standard"><text:span text:style-name="T1"><text:s text:c="3"/>}</text:span></text:p>
        <text:p text:style-name="Standard"><text:soft-page-break/><text:span text:style-name="T1"><text:s text:c="6"/></text:span></text:p>
        <text:p text:style-name="Standard"><text:span text:style-name="T1">}</text:span></text:p>
        <text:p text:style-name="P1"/>
        <text:p text:style-name="P1"/>
        <text:p text:style-name="P1"/>
        <text:p text:style-name="Standard"><text:span text:style-name="T1">// BELLMAN FORD</text:span></text:p>
        <text:p text:style-name="Standard"><text:span text:style-name="T1">const int N = 5005, INF = 1e15;</text:span></text:p>
        <text:p text:style-name="Standard"><text:span text:style-name="T1">pair&lt;int,int&gt; edge[N]; // first-&gt; awal, second-&gt;tujuan</text:span></text:p>
        <text:p text:style-name="Standard"><text:span text:style-name="T1">int n, m, dist[N], cost[N];</text:span></text:p>
        <text:p text:style-name="Standard"><text:span text:style-name="T1">vector&lt;int&gt; adj[N];</text:span></text:p>
        <text:p text:style-name="Standard"><text:span text:style-name="T1">bool vis[N];</text:span></text:p>
        <text:p text:style-name="Standard"><text:span text:style-name="T1">void dfs(int now){</text:span></text:p>
        <text:p text:style-name="Standard"><text:span text:style-name="T1"><text:s text:c="3"/>if(vis[now]) return ;</text:span></text:p>
        <text:p text:style-name="Standard"><text:span text:style-name="T1"><text:s text:c="3"/>vis[now] = 1;</text:span></text:p>
        <text:p text:style-name="Standard"><text:span text:style-name="T1"><text:s text:c="3"/>for(int j : adj[now]) dfs(j);</text:span></text:p>
        <text:p text:style-name="Standard"><text:span text:style-name="T1">}</text:span></text:p>
        <text:p text:style-name="Standard"><text:span text:style-name="T1">void doumo_same_desu(){<text:tab/></text:span></text:p>
        <text:p text:style-name="Standard"><text:span text:style-name="T1"><text:s text:c="3"/>cin &gt;&gt; n &gt;&gt; m;</text:span></text:p>
        <text:p text:style-name="Standard"><text:span text:style-name="T1"><text:s text:c="3"/>for(int i = 0; i &lt; m; i++){</text:span></text:p>
        <text:p text:style-name="Standard"><text:span text:style-name="T1"><text:s text:c="7"/>cin &gt;&gt; edge[i].first &gt;&gt; edge[i].second &gt;&gt; cost[i];</text:span></text:p>
        <text:p text:style-name="Standard"><text:span text:style-name="T1"><text:s text:c="7"/>adj[edge[i].second].push_back(edge[i].first);</text:span></text:p>
        <text:p text:style-name="Standard"><text:soft-page-break/><text:span text:style-name="T1"><text:s text:c="3"/>}</text:span></text:p>
        <text:p text:style-name="Standard"><text:span text:style-name="T1"><text:s text:c="3"/>dfs(n);</text:span></text:p>
        <text:p text:style-name="Standard"><text:span text:style-name="T1"><text:s text:c="3"/>for(int i = 1; i &lt;= n; i++) dist[i] = -INF;</text:span></text:p>
        <text:p text:style-name="Standard"><text:span text:style-name="T1"><text:s text:c="3"/>dist[1] = 0;</text:span></text:p>
        <text:p text:style-name="Standard"><text:span text:style-name="T1"><text:s text:c="3"/>bool changed;</text:span></text:p>
        <text:p text:style-name="Standard"><text:span text:style-name="T1"><text:s text:c="3"/>for(int i = 0; i &lt; n; i++){</text:span></text:p>
        <text:p text:style-name="Standard"><text:span text:style-name="T1"><text:s text:c="7"/>changed = false;</text:span></text:p>
        <text:p text:style-name="Standard"><text:span text:style-name="T1"><text:s text:c="7"/>for(int j = 0; j &lt; m; j++){</text:span></text:p>
        <text:p text:style-name="Standard"><text:span text:style-name="T1"><text:s text:c="11"/>auto[u, v] = edge[j];</text:span></text:p>
        <text:p text:style-name="Standard"><text:span text:style-name="T1"><text:s text:c="11"/>if(dist[u] == -INF) continue;</text:span></text:p>
        <text:p text:style-name="Standard"><text:span text:style-name="T1"><text:s text:c="11"/>if(dist[v] &lt; dist[u] + cost[j]){</text:span></text:p>
        <text:p text:style-name="Standard"><text:span text:style-name="T1"><text:s text:c="15"/>dist[v] = dist[u] + cost[j];</text:span></text:p>
        <text:p text:style-name="Standard"><text:span text:style-name="T1"><text:s text:c="15"/>changed |= vis[v];</text:span></text:p>
        <text:p text:style-name="Standard"><text:span text:style-name="T1"><text:s text:c="15"/>// changed = true;</text:span></text:p>
        <text:p text:style-name="Standard"><text:span text:style-name="T1"><text:s text:c="11"/>}</text:span></text:p>
        <text:p text:style-name="Standard"><text:span text:style-name="T1"><text:s text:c="7"/>}</text:span></text:p>
        <text:p text:style-name="Standard"><text:span text:style-name="T1"><text:s text:c="3"/>}</text:span></text:p>
        <text:p text:style-name="Standard"><text:span text:style-name="T1"><text:s text:c="3"/>if(changed){</text:span></text:p>
        <text:p text:style-name="Standard"><text:span text:style-name="T1"><text:s text:c="7"/>cout &lt;&lt; -1 &lt;&lt; "\n";</text:span></text:p>
        <text:p text:style-name="Standard"><text:span text:style-name="T1"><text:s text:c="7"/>return ;</text:span></text:p>
        <text:p text:style-name="Standard"><text:span text:style-name="T1"><text:s text:c="3"/>}</text:span></text:p>
        <text:p text:style-name="Standard"><text:soft-page-break/><text:span text:style-name="T1"><text:s text:c="3"/>cout &lt;&lt; dist[n] &lt;&lt; '\n';</text:span></text:p>
        <text:p text:style-name="Standard"><text:span text:style-name="T1">}</text:span></text:p>
        <text:p text:style-name="P1"/>
        <text:p text:style-name="Standard"><text:span text:style-name="T1">=========================================================</text:span></text:p>
        <text:p text:style-name="P1"/>
        <text:p text:style-name="Standard"><text:span text:style-name="T1">// BASE TEMPLATE</text:span></text:p>
        <text:p text:style-name="Standard"><text:span text:style-name="T1">#include&lt;bits/stdc++.h&gt;</text:span></text:p>
        <text:p text:style-name="Standard"><text:span text:style-name="T1">using namespace std;</text:span></text:p>
        <text:p text:style-name="P1"/>
        <text:p text:style-name="Standard"><text:span text:style-name="T1">#define int long long</text:span></text:p>
        <text:p text:style-name="Standard"><text:span text:style-name="T1">#define Int __int128_t</text:span></text:p>
        <text:p text:style-name="Standard"><text:span text:style-name="T1">#define bpc(x) __builtin_popcountll(x)</text:span></text:p>
        <text:p text:style-name="Standard"><text:span text:style-name="T1">#define msb(x) (63-__builtin_clzll(x))</text:span></text:p>
        <text:p text:style-name="P1"/>
        <text:p text:style-name="Standard"><text:span text:style-name="T1">#ifdef DEBUG</text:span></text:p>
        <text:p text:style-name="Standard"><text:span text:style-name="T1">#define dbg(x) cout&lt;&lt;"["&lt;&lt; #x &lt;&lt;"] : "&lt;&lt;(x)&lt;&lt;endl;</text:span></text:p>
        <text:p text:style-name="Standard"><text:span text:style-name="T1">#else</text:span></text:p>
        <text:p text:style-name="Standard"><text:span text:style-name="T1">#define dbg(x)</text:span></text:p>
        <text:p text:style-name="Standard"><text:span text:style-name="T1">#endif</text:span></text:p>
        <text:p text:style-name="P1"/>
        <text:p text:style-name="Standard"><text:span text:style-name="T1">int bpow(int a, int b, long long mod=LLONG_MAX){</text:span></text:p>
        <text:p text:style-name="Standard"><text:soft-page-break/><text:span text:style-name="T1"><text:s text:c="2"/>int res=1;while(b){if(b%2)res=res*a%mod;a=a*a%mod;b/=2;}return res;</text:span></text:p>
        <text:p text:style-name="Standard"><text:span text:style-name="T1">}</text:span></text:p>
        <text:p text:style-name="Standard"><text:span text:style-name="T1">int inv(int a, int mod=1e9+7){ return bpow(a, mod-2, mod); }</text:span></text:p>
        <text:p text:style-name="P1"/>
        <text:p text:style-name="Standard"><text:span text:style-name="T1">signed main(){</text:span></text:p>
        <text:p text:style-name="Standard"><text:span text:style-name="T1"><text:tab/>ios_base::sync_with_stdio(false);cin.tie(0); cout.tie(0);</text:span></text:p>
        <text:p text:style-name="Standard"><text:span text:style-name="T1"><text:tab/>cout &lt;&lt; fixed &lt;&lt; setprecision(5);</text:span></text:p>
        <text:p text:style-name="Standard"><text:span text:style-name="T1">}</text:span></text:p>
        <text:p text:style-name="P1"/>
        <text:p text:style-name="P1"/>
        <text:p text:style-name="P1"/>
        <text:p text:style-name="P1"/>
        <text:p text:style-name="Standard"><text:span text:style-name="T1">// KNAPSACK RECURSIVE RESULT BACKTRACK</text:span></text:p>
        <text:p text:style-name="Standard"><text:span text:style-name="T1">const int N = 2005;</text:span></text:p>
        <text:p text:style-name="P1"/>
        <text:p text:style-name="Standard"><text:span text:style-name="T1">int w[N], h[N], k, n, dp[N][N];</text:span></text:p>
        <text:p text:style-name="P1"/>
        <text:p text:style-name="Standard"><text:span text:style-name="T1">int f(int i, int bag){</text:span></text:p>
        <text:p text:style-name="Standard"><text:span text:style-name="T1"><text:s text:c="2"/>if(i &lt; 0) return 0;</text:span></text:p>
        <text:p text:style-name="Standard"><text:span text:style-name="T1"><text:s text:c="2"/>if(dp[i][bag] != -1) return dp[i][bag];</text:span></text:p>
        <text:p text:style-name="Standard"><text:span text:style-name="T1"><text:s text:c="2"/>int res = f(i - 1, bag);</text:span></text:p>
        <text:p text:style-name="Standard"><text:soft-page-break/><text:span text:style-name="T1"><text:s text:c="2"/>if(bag &gt;= w[i]) res = max(res, f(i - 1, bag - w[i]) + h[i]);</text:span></text:p>
        <text:p text:style-name="Standard"><text:span text:style-name="T1"><text:s text:c="2"/>return dp[i][bag] = res;</text:span></text:p>
        <text:p text:style-name="Standard"><text:span text:style-name="T1">}</text:span></text:p>
        <text:p text:style-name="P1"/>
        <text:p text:style-name="Standard"><text:span text:style-name="T1">void solve(){</text:span></text:p>
        <text:p text:style-name="Standard"><text:span text:style-name="T1"><text:s text:c="2"/>cin &gt;&gt; n &gt;&gt; k;</text:span></text:p>
        <text:p text:style-name="Standard"><text:span text:style-name="T1"><text:s text:c="2"/>for(int i = 0; i &lt; k; i++){</text:span></text:p>
        <text:p text:style-name="Standard"><text:span text:style-name="T1"><text:tab/>cin &gt;&gt; w[i] &gt;&gt; h[i];</text:span></text:p>
        <text:p text:style-name="Standard"><text:span text:style-name="T1"><text:s text:c="2"/>}</text:span></text:p>
        <text:p text:style-name="P1"/>
        <text:p text:style-name="Standard"><text:span text:style-name="T1"><text:s text:c="2"/>memset(dp, -1, sizeof(dp));</text:span></text:p>
        <text:p text:style-name="Standard"><text:span text:style-name="T1"><text:s text:c="2"/>f(k - 1, n);</text:span></text:p>
        <text:p text:style-name="P1"/>
        <text:p text:style-name="Standard"><text:span text:style-name="T1"><text:s text:c="2"/>int x = k - 1, y = n;</text:span></text:p>
        <text:p text:style-name="Standard"><text:span text:style-name="T1"><text:s text:c="2"/>vector&lt;int&gt; res;</text:span></text:p>
        <text:p text:style-name="Standard"><text:span text:style-name="T1"><text:s text:c="2"/>while(x &gt;= 0 &amp;&amp; y &gt;= 0){</text:span></text:p>
        <text:p text:style-name="Standard"><text:span text:style-name="T1"><text:tab/>if(y &gt;= w[x] &amp;&amp; f(x - 1, y - w[x]) + h[x] == dp[x][y]){</text:span></text:p>
        <text:p text:style-name="Standard"><text:span text:style-name="T1"><text:s text:c="2"/><text:tab/>res.push_back(x);</text:span></text:p>
        <text:p text:style-name="Standard"><text:span text:style-name="T1"><text:s text:c="2"/><text:tab/>y -= w[x];</text:span></text:p>
        <text:p text:style-name="Standard"><text:span text:style-name="T1"><text:tab/>}</text:span></text:p>
        <text:p text:style-name="Standard"><text:span text:style-name="T1"><text:tab/>x--;</text:span></text:p>
        <text:p text:style-name="Standard"><text:soft-page-break/><text:span text:style-name="T1"><text:s text:c="2"/>}</text:span></text:p>
        <text:p text:style-name="Standard"><text:span text:style-name="T1"><text:s text:c="2"/>reverse(res.begin(), res.end());</text:span></text:p>
        <text:p text:style-name="Standard"><text:span text:style-name="T1"><text:s text:c="2"/>for(int i : res) cout &lt;&lt; i + 1 &lt;&lt; " ";</text:span></text:p>
        <text:p text:style-name="Standard"><text:span text:style-name="T1">}</text:span></text:p>
        <text:p text:style-name="P1"/>
        <text:p text:style-name="Standard"><text:span text:style-name="T1">// KNAPSACK ITERATIVE RESULT BACKTRACK</text:span></text:p>
        <text:p text:style-name="Standard"><text:span text:style-name="T1">int w[2100], h[2100], dp[2100][2100];</text:span></text:p>
        <text:p text:style-name="P1"/>
        <text:p text:style-name="Standard"><text:span text:style-name="T1">void solve(){</text:span></text:p>
        <text:p text:style-name="Standard"><text:span text:style-name="T1"><text:s text:c="2"/>int bag, n;</text:span></text:p>
        <text:p text:style-name="Standard"><text:span text:style-name="T1"><text:s text:c="2"/>cin &gt;&gt; bag &gt;&gt; n;</text:span></text:p>
        <text:p text:style-name="Standard"><text:span text:style-name="T1"><text:s text:c="2"/>for(int i = 1; i &lt;= n; i++){</text:span></text:p>
        <text:p text:style-name="Standard"><text:span text:style-name="T1"><text:tab/>cin &gt;&gt; w[i] &gt;&gt; h[i];</text:span></text:p>
        <text:p text:style-name="Standard"><text:span text:style-name="T1"><text:s text:c="2"/>}</text:span></text:p>
        <text:p text:style-name="Standard"><text:span text:style-name="T1"><text:s text:c="2"/>for(int i = 0; i &lt; 2100; i++)memset(dp[i], 0, sizeof(dp[i]));</text:span></text:p>
        <text:p text:style-name="P1"/>
        <text:p text:style-name="Standard"><text:span text:style-name="T1"><text:s text:c="2"/>for(int i = 1; i &lt;= n; i++){</text:span></text:p>
        <text:p text:style-name="Standard"><text:span text:style-name="T1"><text:tab/>for(int j = 0; j &lt;= bag; j++){</text:span></text:p>
        <text:p text:style-name="Standard"><text:span text:style-name="T1"><text:s text:c="2"/><text:tab/>int res = dp[i-1][j];</text:span></text:p>
        <text:p text:style-name="Standard"><text:span text:style-name="T1"><text:s text:c="2"/><text:tab/>if(j &gt;= w[i]){</text:span></text:p>
        <text:p text:style-name="Standard"><text:span text:style-name="T1"><text:s text:c="4"/><text:tab/>res = max(res, dp[i-1][j-w[i]] + h[i]);</text:span></text:p>
        <text:p text:style-name="Standard"><text:soft-page-break/><text:span text:style-name="T1"><text:s text:c="2"/><text:tab/>}</text:span></text:p>
        <text:p text:style-name="Standard"><text:span text:style-name="T1"><text:s text:c="2"/><text:tab/>dp[i][j] = res;</text:span></text:p>
        <text:p text:style-name="Standard"><text:span text:style-name="T1"><text:tab/>}</text:span></text:p>
        <text:p text:style-name="Standard"><text:span text:style-name="T1"><text:s text:c="2"/>}</text:span></text:p>
        <text:p text:style-name="P1"/>
        <text:p text:style-name="Standard"><text:span text:style-name="T1"><text:s text:c="2"/>int min_w = bag;</text:span></text:p>
        <text:p text:style-name="Standard"><text:span text:style-name="T1"><text:s text:c="2"/>for(int i = bag - 1; i &gt;= 0; i--){</text:span></text:p>
        <text:p text:style-name="Standard"><text:span text:style-name="T1"><text:tab/>if(dp[n][bag] == dp[n][i]) min_w = i;</text:span></text:p>
        <text:p text:style-name="Standard"><text:span text:style-name="T1"><text:s text:c="2"/>}</text:span></text:p>
        <text:p text:style-name="P1"/>
        <text:p text:style-name="Standard"><text:span text:style-name="T1"><text:s text:c="2"/>vector&lt;int&gt; c;</text:span></text:p>
        <text:p text:style-name="Standard"><text:span text:style-name="T1"><text:s text:c="2"/>for(int i = n; i &gt; 0 &amp;&amp; min_w &gt; 0; i--){</text:span></text:p>
        <text:p text:style-name="Standard"><text:span text:style-name="T1"><text:tab/>if(dp[i][min_w] != dp[i-1][min_w]){</text:span></text:p>
        <text:p text:style-name="Standard"><text:span text:style-name="T1"><text:s text:c="2"/><text:tab/>min_w -= w[i];</text:span></text:p>
        <text:p text:style-name="Standard"><text:span text:style-name="T1"><text:s text:c="2"/><text:tab/>c.push_back(i);</text:span></text:p>
        <text:p text:style-name="Standard"><text:span text:style-name="T1"><text:tab/>}</text:span></text:p>
        <text:p text:style-name="Standard"><text:span text:style-name="T1"><text:s text:c="2"/>}</text:span></text:p>
        <text:p text:style-name="Standard"><text:span text:style-name="T1"><text:s text:c="2"/>for(int i = c.size() -1; i &gt;= 0; i--) cout &lt;&lt; c[i] &lt;&lt; '\n';</text:span></text:p>
        <text:p text:style-name="Standard"><text:span text:style-name="T1">}</text:span></text:p>
        <text:p text:style-name="Standard"><text:span text:style-name="T1">// POINT LOCATION TEST</text:span></text:p>
        <text:p text:style-name="Standard"><text:span text:style-name="T1">void solve(){</text:span></text:p>
        <text:p text:style-name="Standard"><text:soft-page-break/><text:span text:style-name="T1"><text:tab/>pair&lt;int, int&gt; a, b, c;</text:span></text:p>
        <text:p text:style-name="Standard"><text:span text:style-name="T1"><text:tab/>cin &gt;&gt; a.first &gt;&gt; a.second &gt;&gt; b.first &gt;&gt; b.second &gt;&gt; c.first &gt;&gt; c.second;</text:span></text:p>
        <text:p text:style-name="Standard"><text:span text:style-name="T1"><text:tab/>pair&lt;int, int&gt; ab = {b.first - a.first, b.second - a.second};</text:span></text:p>
        <text:p text:style-name="Standard"><text:span text:style-name="T1"><text:tab/>pair&lt;int, int&gt; ac = {c.first - a.first, c.second - a.second};</text:span></text:p>
        <text:p text:style-name="Standard"><text:span text:style-name="T1"><text:tab/>int res = ab.first * ac.second - ac.first * ab.second;</text:span></text:p>
        <text:p text:style-name="Standard"><text:span text:style-name="T1"><text:tab/>if(res == 0){</text:span></text:p>
        <text:p text:style-name="Standard"><text:span text:style-name="T1"><text:tab/><text:tab/>cout &lt;&lt; "TOUCH" &lt;&lt; '\n';</text:span></text:p>
        <text:p text:style-name="Standard"><text:span text:style-name="T1"><text:tab/><text:tab/>return ;</text:span></text:p>
        <text:p text:style-name="Standard"><text:span text:style-name="T1"><text:tab/>}</text:span></text:p>
        <text:p text:style-name="Standard"><text:span text:style-name="T1"><text:tab/>cout &lt;&lt; (res &gt; 0 ? "LEFT" : "RIGHT") &lt;&lt; '\n';</text:span></text:p>
        <text:p text:style-name="Standard"><text:span text:style-name="T1">}</text:span></text:p>
        <text:p text:style-name="P1"/>
        <text:p text:style-name="Standard"><text:span text:style-name="T1">=========================================================</text:span></text:p>
        <text:p text:style-name="P1"/>
        <text:p text:style-name="Standard"><text:span text:style-name="T1">// LINE SEGMENT INTERSECTION</text:span></text:p>
        <text:p text:style-name="Standard"><text:span text:style-name="T1">struct P{</text:span></text:p>
        <text:p text:style-name="Standard"><text:span text:style-name="T1"><text:tab/>int x, y;</text:span></text:p>
        <text:p text:style-name="Standard"><text:span text:style-name="T1"><text:tab/>void read(){</text:span></text:p>
        <text:p text:style-name="Standard"><text:span text:style-name="T1"><text:tab/><text:tab/>cin &gt;&gt; x &gt;&gt; y;</text:span></text:p>
        <text:p text:style-name="Standard"><text:span text:style-name="T1"><text:tab/>}</text:span></text:p>
        <text:p text:style-name="Standard"><text:span text:style-name="T1"><text:tab/>P operator -(P b){</text:span></text:p>
        <text:p text:style-name="Standard"><text:soft-page-break/><text:span text:style-name="T1"><text:tab/><text:tab/>return P{x - b.x, y - b.y};</text:span></text:p>
        <text:p text:style-name="Standard"><text:span text:style-name="T1"><text:tab/>}</text:span></text:p>
        <text:p text:style-name="Standard"><text:span text:style-name="T1"><text:tab/>int operator *(P b){</text:span></text:p>
        <text:p text:style-name="Standard"><text:span text:style-name="T1"><text:tab/><text:tab/>return x * b.y - y * b.x;</text:span></text:p>
        <text:p text:style-name="Standard"><text:span text:style-name="T1"><text:tab/>}</text:span></text:p>
        <text:p text:style-name="Standard"><text:span text:style-name="T1"><text:tab/>int triangle(P a, P b){</text:span></text:p>
        <text:p text:style-name="Standard"><text:span text:style-name="T1"><text:tab/><text:tab/>return (a - *this) * (b - *this);</text:span></text:p>
        <text:p text:style-name="Standard"><text:span text:style-name="T1"><text:tab/>}</text:span></text:p>
        <text:p text:style-name="Standard"><text:span text:style-name="T1">};</text:span></text:p>
        <text:p text:style-name="Standard"><text:span text:style-name="T1">void solve(){</text:span></text:p>
        <text:p text:style-name="Standard"><text:span text:style-name="T1"><text:tab/>vector&lt;P&gt; arr(4);</text:span></text:p>
        <text:p text:style-name="Standard"><text:span text:style-name="T1"><text:tab/>for(int i = 0; i &lt; 4; i++) arr[i].read();</text:span></text:p>
        <text:p text:style-name="P3"><text:span text:style-name="T1"><text:tab/>if((arr[1] - arr[0]) * (arr[3] - arr[2]) == 0){</text:span></text:p>
        <text:p text:style-name="Standard"><text:span text:style-name="T1"><text:tab/><text:tab/>if(arr[0].triangle(arr[1], arr[2]) != 0){</text:span></text:p>
        <text:p text:style-name="Standard"><text:span text:style-name="T1"><text:tab/><text:tab/><text:tab/> cout &lt;&lt; "NO" &lt;&lt; '\n'; return ;</text:span></text:p>
        <text:p text:style-name="Standard"><text:span text:style-name="T1"><text:tab/><text:tab/>}</text:span></text:p>
        <text:p text:style-name="Standard"><text:span text:style-name="T1"><text:tab/><text:tab/>for(int i = 0; i &lt; 2; i++){</text:span></text:p>
        <text:p text:style-name="Standard"><text:span text:style-name="T1"><text:tab/><text:tab/><text:tab/>if(max(arr[0].x, arr[1].x) &lt; min(arr[2].x, arr[3].x) ||</text:span></text:p>
        <text:p text:style-name="Standard"><text:span text:style-name="T1"><text:tab/><text:tab/><text:tab/> <text:s text:c="2"/>max(arr[0].y, arr[1].y) &lt; min(arr[2].y, arr[3].y)){</text:span></text:p>
        <text:p text:style-name="Standard"><text:span text:style-name="T1"><text:tab/><text:tab/><text:tab/> <text:s text:c="2"/><text:tab/>cout &lt;&lt; "NO" &lt;&lt; '\n'; return ;</text:span></text:p>
        <text:p text:style-name="Standard"><text:span text:style-name="T1"><text:tab/><text:tab/><text:tab/>}</text:span></text:p>
        <text:p text:style-name="Standard"><text:soft-page-break/><text:span text:style-name="T1"><text:tab/><text:tab/><text:tab/>swap(arr[0], arr[2]);</text:span></text:p>
        <text:p text:style-name="Standard"><text:span text:style-name="T1"><text:tab/><text:tab/><text:tab/>swap(arr[1], arr[3]);</text:span></text:p>
        <text:p text:style-name="Standard"><text:span text:style-name="T1"><text:tab/><text:tab/>}</text:span></text:p>
        <text:p text:style-name="Standard"><text:span text:style-name="T1"><text:tab/><text:tab/>cout &lt;&lt; "YES" &lt;&lt; '\n';</text:span></text:p>
        <text:p text:style-name="Standard"><text:span text:style-name="T1"><text:tab/><text:tab/>return ;</text:span></text:p>
        <text:p text:style-name="Standard"><text:span text:style-name="T1"><text:tab/>}</text:span></text:p>
        <text:p text:style-name="Standard"><text:span text:style-name="T1"><text:tab/>for(int i = 0; i &lt; 2; i++){</text:span></text:p>
        <text:p text:style-name="Standard"><text:span text:style-name="T1"><text:tab/><text:tab/>int A = (arr[1] - arr[0]) * (arr[2] - arr[0]);</text:span></text:p>
        <text:p text:style-name="Standard"><text:span text:style-name="T1"><text:tab/><text:tab/>int B = (arr[1] - arr[0]) * (arr[3] - arr[0]);</text:span></text:p>
        <text:p text:style-name="Standard"><text:span text:style-name="T1"><text:tab/><text:tab/>if((A &lt; 0 &amp;&amp; B &lt; 0) || (A &gt; 0 &amp;&amp; B &gt; 0)){</text:span></text:p>
        <text:p text:style-name="Standard"><text:span text:style-name="T1"><text:tab/><text:tab/><text:tab/>cout &lt;&lt; "NO" &lt;&lt; '\n';</text:span></text:p>
        <text:p text:style-name="Standard"><text:span text:style-name="T1"><text:tab/><text:tab/><text:tab/>return ;</text:span></text:p>
        <text:p text:style-name="Standard"><text:span text:style-name="T1"><text:tab/><text:tab/>}</text:span></text:p>
        <text:p text:style-name="Standard"><text:span text:style-name="T1"><text:tab/><text:tab/>swap(arr[0], arr[2]);</text:span></text:p>
        <text:p text:style-name="Standard"><text:span text:style-name="T1"><text:tab/><text:tab/>swap(arr[1], arr[3]);</text:span></text:p>
        <text:p text:style-name="Standard"><text:span text:style-name="T1"><text:tab/>}</text:span></text:p>
        <text:p text:style-name="Standard"><text:span text:style-name="T1"><text:tab/>cout &lt;&lt; "YES" &lt;&lt; "\n";</text:span></text:p>
        <text:p text:style-name="Standard"><text:span text:style-name="T1">}</text:span></text:p>
        <text:p text:style-name="P1"/>
        <text:p text:style-name="P1"/>
        <text:p text:style-name="P1"/>
        <text:p text:style-name="P1"><text:soft-page-break/></text:p>
        <text:p text:style-name="P1"/>
        <text:p text:style-name="P1"/>
        <text:p text:style-name="P1"/>
        <text:p text:style-name="P1"/>
        <text:p text:style-name="Standard"><text:span text:style-name="T1">// POLYGON AREA</text:span></text:p>
        <text:p text:style-name="Standard"><text:span text:style-name="T1">const int mxN = 1e3 + 5;</text:span></text:p>
        <text:p text:style-name="Standard"><text:span text:style-name="T1">struct T{</text:span></text:p>
        <text:p text:style-name="Standard"><text:span text:style-name="T1"><text:tab/>int x, y;</text:span></text:p>
        <text:p text:style-name="Standard"><text:span text:style-name="T1">} arr[mxN];</text:span></text:p>
        <text:p text:style-name="Standard"><text:span text:style-name="T1">int n;</text:span></text:p>
        <text:p text:style-name="Standard"><text:span text:style-name="T1">void solve(){</text:span></text:p>
        <text:p text:style-name="Standard"><text:span text:style-name="T1"><text:tab/>cin &gt;&gt; n;</text:span></text:p>
        <text:p text:style-name="Standard"><text:span text:style-name="T1"><text:tab/>for(int i = 0; i &lt; n; i++){</text:span></text:p>
        <text:p text:style-name="Standard"><text:span text:style-name="T1"><text:tab/><text:tab/>cin &gt;&gt; arr[i].x &gt;&gt; arr[i].y;</text:span></text:p>
        <text:p text:style-name="Standard"><text:span text:style-name="T1"><text:tab/>}</text:span></text:p>
        <text:p text:style-name="Standard"><text:span text:style-name="T1"><text:tab/>int res = 0;</text:span></text:p>
        <text:p text:style-name="Standard"><text:span text:style-name="T1"><text:tab/>for(int i = 0; i &lt; n; i++){</text:span></text:p>
        <text:p text:style-name="Standard"><text:span text:style-name="T1"><text:tab/><text:tab/>res += (arr[i].x*arr[(i+1)%n].y - arr[i].y*arr[(i+1)%n].x);</text:span></text:p>
        <text:p text:style-name="Standard"><text:span text:style-name="T1"><text:tab/>}</text:span></text:p>
        <text:p text:style-name="Standard"><text:span text:style-name="T1"><text:tab/>cout &lt;&lt; abs(res) &lt;&lt; '\n';</text:span></text:p>
        <text:p text:style-name="Standard"><text:soft-page-break/><text:span text:style-name="T1">}</text:span></text:p>
        <text:p text:style-name="P1"/>
        <text:p text:style-name="Standard"><text:span text:style-name="T1">=========================================================</text:span></text:p>
        <text:p text:style-name="P1"/>
        <text:p text:style-name="Standard"><text:span text:style-name="T1">// CONVEX HULL</text:span></text:p>
        <text:p text:style-name="Standard"><text:span text:style-name="T1">const int INF = 1e15;</text:span></text:p>
        <text:p text:style-name="Standard"><text:span text:style-name="T1">struct pt{</text:span></text:p>
        <text:p text:style-name="Standard"><text:span text:style-name="T1"><text:tab/>int x, y;</text:span></text:p>
        <text:p text:style-name="Standard"><text:span text:style-name="T1"><text:tab/>pt(){}</text:span></text:p>
        <text:p text:style-name="Standard"><text:span text:style-name="T1"><text:tab/>pt(int _x, int _y){</text:span></text:p>
        <text:p text:style-name="Standard"><text:span text:style-name="T1"><text:tab/><text:tab/>x=_x; y=_y;</text:span></text:p>
        <text:p text:style-name="Standard"><text:span text:style-name="T1"><text:tab/>}</text:span></text:p>
        <text:p text:style-name="Standard"><text:span text:style-name="T1"><text:tab/>void read(){</text:span></text:p>
        <text:p text:style-name="Standard"><text:span text:style-name="T1"><text:tab/><text:tab/>cin &gt;&gt; x &gt;&gt; y;</text:span></text:p>
        <text:p text:style-name="Standard"><text:span text:style-name="T1"><text:tab/>}</text:span></text:p>
        <text:p text:style-name="Standard"><text:span text:style-name="T1"><text:tab/>void dbug(){</text:span></text:p>
        <text:p text:style-name="Standard"><text:span text:style-name="T1"><text:tab/><text:tab/>cout &lt;&lt; x &lt;&lt; ' ' &lt;&lt; y &lt;&lt; '\n';</text:span></text:p>
        <text:p text:style-name="Standard"><text:span text:style-name="T1"><text:tab/>}</text:span></text:p>
        <text:p text:style-name="Standard"><text:span text:style-name="T1"><text:tab/>bool same(pt other){</text:span></text:p>
        <text:p text:style-name="Standard"><text:span text:style-name="T1"><text:tab/><text:tab/>return x == other.x &amp;&amp; y == other.y;</text:span></text:p>
        <text:p text:style-name="Standard"><text:span text:style-name="T1"><text:tab/>}</text:span></text:p>
        <text:p text:style-name="Standard"><text:soft-page-break/><text:span text:style-name="T1">};</text:span></text:p>
        <text:p text:style-name="Standard"><text:span text:style-name="T1">vector&lt;pt&gt; ar;</text:span></text:p>
        <text:p text:style-name="Standard"><text:span text:style-name="T1">int n;</text:span></text:p>
        <text:p text:style-name="Standard"><text:span text:style-name="T1">int cross_product(pt p, pt q, pt r){</text:span></text:p>
        <text:p text:style-name="Standard"><text:span text:style-name="T1"><text:tab/>return (r.y - p.y) * (q.x - p.x) - (q.y - p.y) * (r.x - p.x);</text:span></text:p>
        <text:p text:style-name="Standard"><text:span text:style-name="T1">}</text:span></text:p>
        <text:p text:style-name="Standard"><text:span text:style-name="T1">bool belok_kiri(pt p, pt q, pt r){</text:span></text:p>
        <text:p text:style-name="Standard"><text:span text:style-name="T1"><text:tab/>return (r.y - p.y) * (q.x - p.x) &gt;=</text:span></text:p>
        <text:p text:style-name="Standard"><text:span text:style-name="T1"><text:tab/><text:tab/><text:tab/><text:tab/> (q.y - p.y) * (r.x - p.x);</text:span></text:p>
        <text:p text:style-name="Standard"><text:span text:style-name="T1">}</text:span></text:p>
        <text:p text:style-name="Standard"><text:span text:style-name="T1">float distance(pt a, pt b){</text:span></text:p>
        <text:p text:style-name="Standard"><text:span text:style-name="T1"><text:tab/>return sqrt((a.x-b.x)*(a.x-b.x) + (a.y-b.y)*(a.y-b.y));</text:span></text:p>
        <text:p text:style-name="Standard"><text:span text:style-name="T1">}</text:span></text:p>
        <text:p text:style-name="Standard"><text:span text:style-name="T1">void doumo_same_desu(){<text:tab/></text:span></text:p>
        <text:p text:style-name="Standard"><text:span text:style-name="T1"><text:tab/>cin &gt;&gt; n;</text:span></text:p>
        <text:p text:style-name="Standard"><text:span text:style-name="T1"><text:tab/>ar.resize(n);</text:span></text:p>
        <text:p text:style-name="Standard"><text:span text:style-name="T1"><text:tab/>pt leftmost = pt(INF, INF);</text:span></text:p>
        <text:p text:style-name="Standard"><text:span text:style-name="T1"><text:tab/>for(int i = 0; i &lt; n; i++){</text:span></text:p>
        <text:p text:style-name="Standard"><text:span text:style-name="T1"><text:tab/><text:tab/>ar[i].read();</text:span></text:p>
        <text:p text:style-name="Standard"><text:span text:style-name="T1"><text:tab/><text:tab/>if(ar[i].y &lt; leftmost.y) leftmost = ar[i];</text:span></text:p>
        <text:p text:style-name="Standard"><text:span text:style-name="T1"><text:tab/><text:tab/>else if(ar[i].y == leftmost.y &amp;&amp; ar[i].x &lt; leftmost.x) leftmost = ar[i];</text:span></text:p>
        <text:p text:style-name="Standard"><text:soft-page-break/><text:span text:style-name="T1"><text:tab/>}<text:tab/></text:span></text:p>
        <text:p text:style-name="Standard"><text:span text:style-name="T1"><text:tab/>{</text:span></text:p>
        <text:p text:style-name="Standard"><text:span text:style-name="T1"><text:tab/><text:tab/>for(int i = 0; i &lt; n; i++){</text:span></text:p>
        <text:p text:style-name="Standard"><text:span text:style-name="T1"><text:tab/><text:tab/><text:tab/>if(ar[i].x == leftmost.x &amp;&amp; ar[i].y==leftmost.y){</text:span></text:p>
        <text:p text:style-name="Standard"><text:span text:style-name="T1"><text:tab/><text:tab/><text:tab/><text:tab/>for(int j = i; j &lt; n; j++){</text:span></text:p>
        <text:p text:style-name="Standard"><text:span text:style-name="T1"><text:tab/><text:tab/><text:tab/><text:tab/><text:tab/>ar[j] = ar[j+1];</text:span></text:p>
        <text:p text:style-name="Standard"><text:span text:style-name="T1"><text:tab/><text:tab/><text:tab/><text:tab/>}</text:span></text:p>
        <text:p text:style-name="Standard"><text:span text:style-name="T1"><text:tab/><text:tab/><text:tab/><text:tab/>ar.pop_back();</text:span></text:p>
        <text:p text:style-name="Standard"><text:span text:style-name="T1"><text:tab/><text:tab/><text:tab/><text:tab/>break;</text:span></text:p>
        <text:p text:style-name="Standard"><text:span text:style-name="T1"><text:tab/><text:tab/><text:tab/>}</text:span></text:p>
        <text:p text:style-name="Standard"><text:span text:style-name="T1"><text:tab/><text:tab/>}</text:span></text:p>
        <text:p text:style-name="Standard"><text:span text:style-name="T1"><text:tab/>}</text:span></text:p>
        <text:p text:style-name="Standard"><text:span text:style-name="T1"><text:tab/>sort(ar.begin(), ar.end(), [&amp;](pt a, pt b){</text:span></text:p>
        <text:p text:style-name="Standard"><text:span text:style-name="T1"><text:tab/><text:tab/>if((a.y-leftmost.y)*(b.x-leftmost.x)==(b.y-leftmost.y)*(a.x-leftmost.x)){ // collinear</text:span></text:p>
        <text:p text:style-name="Standard"><text:span text:style-name="T1"><text:tab/><text:tab/><text:tab/>return distance(leftmost, a) &gt; distance(leftmost, b);</text:span></text:p>
        <text:p text:style-name="Standard"><text:span text:style-name="T1"><text:tab/><text:tab/>}</text:span></text:p>
        <text:p text:style-name="Standard"><text:span text:style-name="T1"><text:tab/><text:tab/>return (a.y-leftmost.y)*(b.x-leftmost.x)&lt;(b.y-leftmost.y)*(a.x-leftmost.x);</text:span></text:p>
        <text:p text:style-name="Standard"><text:span text:style-name="T1"><text:tab/>});</text:span></text:p>
        <text:p text:style-name="Standard"><text:span text:style-name="T1"><text:tab/>ar.push_back(leftmost);</text:span></text:p>
        <text:p text:style-name="Standard"><text:span text:style-name="T1"><text:tab/>// cout &lt;&lt; "---\n";</text:span></text:p>
        <text:p text:style-name="Standard"><text:span text:style-name="T1"><text:tab/>// for(pt p : ar) p.dbug();</text:span></text:p>
        <text:p text:style-name="Standard"><text:soft-page-break/><text:span text:style-name="T1"><text:tab/>// cout &lt;&lt; "---\n";</text:span></text:p>
        <text:p text:style-name="Standard"><text:span text:style-name="T1"><text:tab/>vector&lt;pt&gt; ans = {leftmost, ar[0]};<text:tab/></text:span></text:p>
        <text:p text:style-name="Standard"><text:span text:style-name="T1"><text:tab/>for(int i = 1; i &lt; n; i++){</text:span></text:p>
        <text:p text:style-name="Standard"><text:span text:style-name="T1"><text:tab/><text:tab/>pt prv = ans[ans.size()-2], now = ans[ans.size()-1], nxt = ar[i];</text:span></text:p>
        <text:p text:style-name="Standard"><text:span text:style-name="T1"><text:tab/><text:tab/>if(belok_kiri(prv, now, nxt)){</text:span></text:p>
        <text:p text:style-name="Standard"><text:span text:style-name="T1"><text:tab/><text:tab/><text:tab/>ans.push_back(nxt);<text:tab/></text:span></text:p>
        <text:p text:style-name="Standard"><text:span text:style-name="T1"><text:tab/><text:tab/>}</text:span></text:p>
        <text:p text:style-name="Standard"><text:span text:style-name="T1"><text:tab/><text:tab/>else {</text:span></text:p>
        <text:p text:style-name="Standard"><text:span text:style-name="T1"><text:tab/><text:tab/><text:tab/>ans.pop_back();</text:span></text:p>
        <text:p text:style-name="Standard"><text:span text:style-name="T1"><text:tab/><text:tab/><text:tab/>i--;</text:span></text:p>
        <text:p text:style-name="Standard"><text:span text:style-name="T1"><text:tab/><text:tab/>}</text:span></text:p>
        <text:p text:style-name="Standard"><text:span text:style-name="T1"><text:tab/>}</text:span></text:p>
        <text:p text:style-name="Standard"><text:span text:style-name="T1"><text:tab/>for(int i = 0; i &lt; n; i++){</text:span></text:p>
        <text:p text:style-name="Standard"><text:span text:style-name="T1"><text:tab/><text:tab/>if(ar[i].same(leftmost) || ar[i].same(ans[1])) continue;</text:span></text:p>
        <text:p text:style-name="Standard"><text:span text:style-name="T1"><text:tab/><text:tab/>if(cross_product(leftmost, ar[i], ans[1]) == 0) ans.push_back(ar[i]);</text:span></text:p>
        <text:p text:style-name="Standard"><text:span text:style-name="T1"><text:tab/>}</text:span></text:p>
        <text:p text:style-name="Standard"><text:span text:style-name="T1"><text:tab/>cout &lt;&lt; ans.size() -1 &lt;&lt; '\n';</text:span></text:p>
        <text:p text:style-name="Standard"><text:span text:style-name="T1"><text:tab/>leftmost.dbug();</text:span></text:p>
        <text:p text:style-name="Standard"><text:span text:style-name="T1"><text:tab/>for(int i = 1; i &lt; (int)ans.size();i++){</text:span></text:p>
        <text:p text:style-name="Standard"><text:span text:style-name="T1"><text:tab/><text:tab/>if(ans[i].same(leftmost)) continue;</text:span></text:p>
        <text:p text:style-name="Standard"><text:span text:style-name="T1"><text:tab/><text:tab/>ans[i].dbug();</text:span></text:p>
        <text:p text:style-name="Standard"><text:soft-page-break/><text:span text:style-name="T1"><text:tab/>}</text:span></text:p>
        <text:p text:style-name="Standard"><text:span text:style-name="T1">}</text:span>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1in" fo:margin-bottom="0.5in" fo:margin-left="0.6252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11in" fo:page-height="8.5in" style:num-format="1" style:print-orientation="landscape" fo:margin-top="1in" fo:margin-bottom="1in" fo:margin-left="0.6252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Standard"><text:page-number text:select-page="current">3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9" meta:paragraph-count="703" meta:word-count="2943" meta:character-count="16126" meta:non-whitespace-character-count="12371"/>
    <meta:generator>LibreOfficeDev/6.0.5.2$Linux_X86_64 LibreOffice_project/</meta:generator>
  </office:meta>
</office:document-meta>
</file>